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7.84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5.602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9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1002" table:default-cell-style-name="Default"/>
        <table:table-row table:style-name="ro1">
          <table:table-cell table:style-name="ce30" office:value-type="string" calcext:value-type="string">
            <text:p>FilePath</text:p>
          </table:table-cell>
          <table:table-cell table:style-name="ce30" office:value-type="string" calcext:value-type="string">
            <text:p>FileNa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4" office:value-type="string" calcext:value-type="string">
            <text:p>Bbar</text:p>
          </table:table-cell>
          <table:table-cell table:style-name="ce36" office:value-type="string" calcext:value-type="string">
            <text:p>Malc</text:p>
          </table:table-cell>
          <table:table-cell table:style-name="ce38" office:value-type="string" calcext:value-type="string">
            <text:p>Mbec</text:p>
          </table:table-cell>
          <table:table-cell table:style-name="ce40" office:value-type="string" calcext:value-type="string">
            <text:p>MbraMmys</text:p>
          </table:table-cell>
          <table:table-cell table:style-name="ce42" office:value-type="string" calcext:value-type="string">
            <text:p>Mdau</text:p>
          </table:table-cell>
          <table:table-cell table:style-name="ce44" office:value-type="string" calcext:value-type="string">
            <text:p>Mnat</text:p>
          </table:table-cell>
          <table:table-cell table:style-name="ce46" office:value-type="string" calcext:value-type="string">
            <text:p>NSL</text:p>
          </table:table-cell>
          <table:table-cell table:style-name="ce48" office:value-type="string" calcext:value-type="string">
            <text:p>Paur</text:p>
          </table:table-cell>
          <table:table-cell table:style-name="ce50" office:value-type="string" calcext:value-type="string">
            <text:p>Ppip</text:p>
          </table:table-cell>
          <table:table-cell table:style-name="ce52" office:value-type="string" calcext:value-type="string">
            <text:p>Ppyg</text:p>
          </table:table-cell>
          <table:table-cell table:style-name="ce54" office:value-type="string" calcext:value-type="string">
            <text:p>Rfer</text:p>
          </table:table-cell>
          <table:table-cell table:style-name="ce56" office:value-type="string" calcext:value-type="string">
            <text:p>Rhip</text:p>
          </table:table-cell>
          <table:table-cell table:style-name="ce30" office:value-type="string" calcext:value-type="string">
            <text:p>Result autofilled</text:p>
          </table:table-cell>
          <table:table-cell table:style-name="ce30" office:value-type="string" calcext:value-type="string">
            <text:p>10min Class</text:p>
          </table:table-cell>
          <table:table-cell table:style-name="ce30" office:value-type="string" calcext:value-type="string">
            <text:p>Manual I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35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35M17S" calcext:value-type="time">
            <text:p>20:35:1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93" calcext:value-type="float">
            <text:p>0,93</text:p>
          </table:table-cell>
          <table:table-cell table:style-name="ce20" office:value-type="float" office:value="0.15" calcext:value-type="float">
            <text:p>0,15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0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0M21S" calcext:value-type="time">
            <text:p>20:50:21</text:p>
          </table:table-cell>
          <table:table-cell table:style-name="ce6" office:value-type="float" office:value="0.16" calcext:value-type="float">
            <text:p>0,16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2"/>
          <table:table-cell table:style-name="ce59" table:formula="of:=IF(COUNTIF([.S2:.S3];&quot;*Ppip*&quot;);1;&quot;&quot;)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0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0M53S" calcext:value-type="time">
            <text:p>20:50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2"/>
          <table:table-cell table:formula="of:=COM.MICROSOFT.TEXTJOIN( ; ;&quot;*&quot;;[.M1];&quot;*&quot;)" office:value-type="string" office:string-value="*Ppip*" calcext:value-type="string">
            <text:p>*Ppip*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3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3M36S" calcext:value-type="time">
            <text:p>20:53:3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29" calcext:value-type="float">
            <text:p>0,29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3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3M50S" calcext:value-type="time">
            <text:p>20:53:5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05S" calcext:value-type="time">
            <text:p>20:54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11S" calcext:value-type="time">
            <text:p>20:54:11</text:p>
          </table:table-cell>
          <table:table-cell table:style-name="ce6" office:value-type="float" office:value="0.36" calcext:value-type="float">
            <text:p>0,3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13S" calcext:value-type="time">
            <text:p>20:54:1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16S" calcext:value-type="time">
            <text:p>20:54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4" calcext:value-type="float">
            <text:p>0,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2"/>
          <table:table-cell table:formula="of:=IF([.S$2:.S$27]=&quot;Ppip&quot;;1;&quot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22S" calcext:value-type="time">
            <text:p>20:54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4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4M41S" calcext:value-type="time">
            <text:p>20:54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6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6M30S" calcext:value-type="time">
            <text:p>20:56:3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6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6M47S" calcext:value-type="time">
            <text:p>20:56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7" calcext:value-type="float">
            <text:p>0,7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6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6M52S" calcext:value-type="time">
            <text:p>20:56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74" calcext:value-type="float">
            <text:p>0,7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7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7M06S" calcext:value-type="time">
            <text:p>20:57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7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7M27S" calcext:value-type="time">
            <text:p>20:57:2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12" calcext:value-type="float">
            <text:p>0,12</text:p>
          </table:table-cell>
          <table:table-cell table:style-name="ce10" office:value-type="float" office:value="0.07" calcext:value-type="float">
            <text:p>0,07</text:p>
          </table:table-cell>
          <table:table-cell table:style-name="ce12" office:value-type="float" office:value="0.21" calcext:value-type="float">
            <text:p>0,2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6" calcext:value-type="float">
            <text:p>0,4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7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7M37S" calcext:value-type="time">
            <text:p>20:57:3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7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7M40S" calcext:value-type="time">
            <text:p>20:57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08S" calcext:value-type="time">
            <text:p>20:58:0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12" calcext:value-type="float">
            <text:p>0,1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19S" calcext:value-type="time">
            <text:p>20:58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4" calcext:value-type="float">
            <text:p>0,24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22S" calcext:value-type="time">
            <text:p>20:58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59" calcext:value-type="float">
            <text:p>0,5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31S" calcext:value-type="time">
            <text:p>20:58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71" calcext:value-type="float">
            <text:p>0,7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35S" calcext:value-type="time">
            <text:p>20:58:3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39S" calcext:value-type="time">
            <text:p>20:58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42S" calcext:value-type="time">
            <text:p>20:58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2" calcext:value-type="float">
            <text:p>0,3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8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8M54S" calcext:value-type="time">
            <text:p>20:58:5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3" calcext:value-type="float">
            <text:p>0,53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27" calcext:value-type="float">
            <text:p>0,27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9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9M30S" calcext:value-type="time">
            <text:p>20:59:3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9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9M32S" calcext:value-type="time">
            <text:p>20:59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059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0H59M35S" calcext:value-type="time">
            <text:p>20:59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0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0M07S" calcext:value-type="time">
            <text:p>21:00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0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0M47S" calcext:value-type="time">
            <text:p>21:00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25" calcext:value-type="float">
            <text:p>0,2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0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0M51S" calcext:value-type="time">
            <text:p>21:00:5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0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0M56S" calcext:value-type="time">
            <text:p>21:00:5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1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1M08S" calcext:value-type="time">
            <text:p>21:01:0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3" calcext:value-type="float">
            <text:p>0,83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37" calcext:value-type="float">
            <text:p>0,3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1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1M27S" calcext:value-type="time">
            <text:p>21:01:2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1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1M29S" calcext:value-type="time">
            <text:p>21:01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1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1M39S" calcext:value-type="time">
            <text:p>21:01:3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1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1M49S" calcext:value-type="time">
            <text:p>21:01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2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2M35S" calcext:value-type="time">
            <text:p>21:02:3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1" calcext:value-type="float">
            <text:p>0,2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3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3M21S" calcext:value-type="time">
            <text:p>21:03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3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3M24S" calcext:value-type="time">
            <text:p>21:03:24</text:p>
          </table:table-cell>
          <table:table-cell table:style-name="ce6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5" calcext:value-type="float">
            <text:p>0,8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4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4M21S" calcext:value-type="time">
            <text:p>21:04:2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88" calcext:value-type="float">
            <text:p>0,8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00S" calcext:value-type="time">
            <text:p>21:05:00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13" calcext:value-type="float">
            <text:p>0,13</text:p>
          </table:table-cell>
          <table:table-cell table:style-name="ce10" office:value-type="float" office:value="0.05" calcext:value-type="float">
            <text:p>0,05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6" calcext:value-type="float">
            <text:p>0,36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7" calcext:value-type="float">
            <text:p>0,3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34S" calcext:value-type="time">
            <text:p>21:05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40S" calcext:value-type="time">
            <text:p>21:05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51" calcext:value-type="float">
            <text:p>0,5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43S" calcext:value-type="time">
            <text:p>21:05:4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5" calcext:value-type="float">
            <text:p>0,1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46S" calcext:value-type="time">
            <text:p>21:05:4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49S" calcext:value-type="time">
            <text:p>21:05:4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1" calcext:value-type="float">
            <text:p>0,31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5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5M57S" calcext:value-type="time">
            <text:p>21:05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2" calcext:value-type="float">
            <text:p>0,2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10S" calcext:value-type="time">
            <text:p>21:06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13S" calcext:value-type="time">
            <text:p>21:06:1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17S" calcext:value-type="time">
            <text:p>21:06:1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37" calcext:value-type="float">
            <text:p>0,3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26S" calcext:value-type="time">
            <text:p>21:06:2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37S" calcext:value-type="time">
            <text:p>21:06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6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6M54S" calcext:value-type="time">
            <text:p>21:06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34" calcext:value-type="float">
            <text:p>0,3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7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7M09S" calcext:value-type="time">
            <text:p>21:07:09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5" calcext:value-type="float">
            <text:p>0,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7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7M15S" calcext:value-type="time">
            <text:p>21:07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7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7M46S" calcext:value-type="time">
            <text:p>21:07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4" calcext:value-type="float">
            <text:p>0,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01S" calcext:value-type="time">
            <text:p>21:08:01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33" calcext:value-type="float">
            <text:p>0,33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03S" calcext:value-type="time">
            <text:p>21:08:03</text:p>
          </table:table-cell>
          <table:table-cell table:style-name="ce6" office:value-type="float" office:value="0.19" calcext:value-type="float">
            <text:p>0,1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38" calcext:value-type="float">
            <text:p>0,3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07S" calcext:value-type="time">
            <text:p>21:08:07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09S" calcext:value-type="time">
            <text:p>21:08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43" calcext:value-type="float">
            <text:p>0,4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13S" calcext:value-type="time">
            <text:p>21:08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21S" calcext:value-type="time">
            <text:p>21:08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56" calcext:value-type="float">
            <text:p>0,5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26S" calcext:value-type="time">
            <text:p>21:08:2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2" calcext:value-type="float">
            <text:p>0,32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41S" calcext:value-type="time">
            <text:p>21:08:4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71" calcext:value-type="float">
            <text:p>0,7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8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8M48S" calcext:value-type="time">
            <text:p>21:08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3" calcext:value-type="float">
            <text:p>0,83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14S" calcext:value-type="time">
            <text:p>21:09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4" calcext:value-type="float">
            <text:p>0,8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17S" calcext:value-type="time">
            <text:p>21:09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20S" calcext:value-type="time">
            <text:p>21:09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23S" calcext:value-type="time">
            <text:p>21:09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24S" calcext:value-type="time">
            <text:p>21:09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27S" calcext:value-type="time">
            <text:p>21:09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34S" calcext:value-type="time">
            <text:p>21:09:34</text:p>
          </table:table-cell>
          <table:table-cell table:style-name="ce6" office:value-type="float" office:value="0.17" calcext:value-type="float">
            <text:p>0,1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4" calcext:value-type="float">
            <text:p>0,64</text:p>
          </table:table-cell>
          <table:table-cell table:style-name="ce24" office:value-type="float" office:value="0.57" calcext:value-type="float">
            <text:p>0,5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43S" calcext:value-type="time">
            <text:p>21:09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45S" calcext:value-type="time">
            <text:p>21:09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09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09M52S" calcext:value-type="time">
            <text:p>21:09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0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0M04S" calcext:value-type="time">
            <text:p>21:10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0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0M27S" calcext:value-type="time">
            <text:p>21:10:27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" calcext:value-type="float">
            <text:p>0,2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35" calcext:value-type="float">
            <text:p>0,35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0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0M33S" calcext:value-type="time">
            <text:p>21:10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0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0M35S" calcext:value-type="time">
            <text:p>21:10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0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0M52S" calcext:value-type="time">
            <text:p>21:10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7" calcext:value-type="float">
            <text:p>0,07</text:p>
          </table:table-cell>
          <table:table-cell table:style-name="ce10" office:value-type="float" office:value="0.04" calcext:value-type="float">
            <text:p>0,04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3" calcext:value-type="float">
            <text:p>0,03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33S" calcext:value-type="time">
            <text:p>21:11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38S" calcext:value-type="time">
            <text:p>21:11:3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46S" calcext:value-type="time">
            <text:p>21:11:4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52S" calcext:value-type="time">
            <text:p>21:11:52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54S" calcext:value-type="time">
            <text:p>21:11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1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1M59S" calcext:value-type="time">
            <text:p>21:11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03S" calcext:value-type="time">
            <text:p>21:12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79" calcext:value-type="float">
            <text:p>0,7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06S" calcext:value-type="time">
            <text:p>21:12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08S" calcext:value-type="time">
            <text:p>21:12:0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10S" calcext:value-type="time">
            <text:p>21:12:10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19S" calcext:value-type="time">
            <text:p>21:12:19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.1" calcext:value-type="float">
            <text:p>0,1</text:p>
          </table:table-cell>
          <table:table-cell table:style-name="ce10" office:value-type="float" office:value="0.04" calcext:value-type="float">
            <text:p>0,04</text:p>
          </table:table-cell>
          <table:table-cell table:style-name="ce12" office:value-type="float" office:value="0.27" calcext:value-type="float">
            <text:p>0,27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39" calcext:value-type="float">
            <text:p>0,39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2" calcext:value-type="float">
            <text:p>0,2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6" calcext:value-type="float">
            <text:p>0,06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22S" calcext:value-type="time">
            <text:p>21:12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27S" calcext:value-type="time">
            <text:p>21:12:2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29S" calcext:value-type="time">
            <text:p>21:12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32S" calcext:value-type="time">
            <text:p>21:12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35S" calcext:value-type="time">
            <text:p>21:12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46S" calcext:value-type="time">
            <text:p>21:12:46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49S" calcext:value-type="time">
            <text:p>21:12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52S" calcext:value-type="time">
            <text:p>21:12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2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2M56S" calcext:value-type="time">
            <text:p>21:12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3" calcext:value-type="float">
            <text:p>0,9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11S" calcext:value-type="time">
            <text:p>21:13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19S" calcext:value-type="time">
            <text:p>21:13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21S" calcext:value-type="time">
            <text:p>21:13:21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22" calcext:value-type="float">
            <text:p>0,22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4" calcext:value-type="float">
            <text:p>0,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31S" calcext:value-type="time">
            <text:p>21:13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41S" calcext:value-type="time">
            <text:p>21:13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3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3M57S" calcext:value-type="time">
            <text:p>21:13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52" calcext:value-type="float">
            <text:p>0,52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02S" calcext:value-type="time">
            <text:p>21:14:0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19S" calcext:value-type="time">
            <text:p>21:14:1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5" calcext:value-type="float">
            <text:p>0,8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28S" calcext:value-type="time">
            <text:p>21:14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4" calcext:value-type="float">
            <text:p>0,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8" calcext:value-type="float">
            <text:p>0,6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30S" calcext:value-type="time">
            <text:p>21:14:30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" calcext:value-type="float">
            <text:p>0,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33S" calcext:value-type="time">
            <text:p>21:14:33</text:p>
          </table:table-cell>
          <table:table-cell table:style-name="ce6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61" calcext:value-type="float">
            <text:p>0,6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36S" calcext:value-type="time">
            <text:p>21:14:3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2" calcext:value-type="float">
            <text:p>0,82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42S" calcext:value-type="time">
            <text:p>21:14:42</text:p>
          </table:table-cell>
          <table:table-cell table:style-name="ce6" office:value-type="float" office:value="0.11" calcext:value-type="float">
            <text:p>0,1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75" calcext:value-type="float">
            <text:p>0,7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4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4M54S" calcext:value-type="time">
            <text:p>21:14:5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5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5M33S" calcext:value-type="time">
            <text:p>21:15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9" calcext:value-type="float">
            <text:p>0,8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6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6M07S" calcext:value-type="time">
            <text:p>21:16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6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6M29S" calcext:value-type="time">
            <text:p>21:16:2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6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6M35S" calcext:value-type="time">
            <text:p>21:16:35</text:p>
          </table:table-cell>
          <table:table-cell table:style-name="ce6" office:value-type="float" office:value="0.14" calcext:value-type="float">
            <text:p>0,14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74" calcext:value-type="float">
            <text:p>0,7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6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6M37S" calcext:value-type="time">
            <text:p>21:16:3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6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6M42S" calcext:value-type="time">
            <text:p>21:16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7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7M34S" calcext:value-type="time">
            <text:p>21:17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7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7M39S" calcext:value-type="time">
            <text:p>21:17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9" calcext:value-type="float">
            <text:p>0,49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7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7M42S" calcext:value-type="time">
            <text:p>21:17:42</text:p>
          </table:table-cell>
          <table:table-cell table:style-name="ce6" office:value-type="float" office:value="0.08" calcext:value-type="float">
            <text:p>0,0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7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7M57S" calcext:value-type="time">
            <text:p>21:17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8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8M15S" calcext:value-type="time">
            <text:p>21:18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8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8M36S" calcext:value-type="time">
            <text:p>21:18:36</text:p>
          </table:table-cell>
          <table:table-cell table:style-name="ce6" office:value-type="float" office:value="0.08" calcext:value-type="float">
            <text:p>0,0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8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8M39S" calcext:value-type="time">
            <text:p>21:18:3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8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8M44S" calcext:value-type="time">
            <text:p>21:18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25S" calcext:value-type="time">
            <text:p>21:19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28S" calcext:value-type="time">
            <text:p>21:19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36S" calcext:value-type="time">
            <text:p>21:19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40S" calcext:value-type="time">
            <text:p>21:19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43S" calcext:value-type="time">
            <text:p>21:19:4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4" calcext:value-type="float">
            <text:p>0,14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46S" calcext:value-type="time">
            <text:p>21:19:4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1" calcext:value-type="float">
            <text:p>0,61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55S" calcext:value-type="time">
            <text:p>21:19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3" calcext:value-type="float">
            <text:p>0,33</text:p>
          </table:table-cell>
          <table:table-cell table:style-name="ce14" office:value-type="float" office:value="0.46" calcext:value-type="float">
            <text:p>0,46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19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19M58S" calcext:value-type="time">
            <text:p>21:19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04S" calcext:value-type="time">
            <text:p>21:20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3" calcext:value-type="float">
            <text:p>0,53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10S" calcext:value-type="time">
            <text:p>21:20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13S" calcext:value-type="time">
            <text:p>21:20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6" calcext:value-type="float">
            <text:p>0,06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3" calcext:value-type="float">
            <text:p>0,3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84" calcext:value-type="float">
            <text:p>0,8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17S" calcext:value-type="time">
            <text:p>21:20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37" calcext:value-type="float">
            <text:p>0,3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20S" calcext:value-type="time">
            <text:p>21:20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8" calcext:value-type="float">
            <text:p>0,2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33S" calcext:value-type="time">
            <text:p>21:20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7" calcext:value-type="float">
            <text:p>0,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1" calcext:value-type="float">
            <text:p>0,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37S" calcext:value-type="time">
            <text:p>21:20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40S" calcext:value-type="time">
            <text:p>21:20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74" calcext:value-type="float">
            <text:p>0,7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45S" calcext:value-type="time">
            <text:p>21:20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6" calcext:value-type="float">
            <text:p>0,06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21" calcext:value-type="float">
            <text:p>0,21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56" calcext:value-type="float">
            <text:p>0,5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55S" calcext:value-type="time">
            <text:p>21:20:5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1" calcext:value-type="float">
            <text:p>0,51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19" calcext:value-type="float">
            <text:p>0,19</text:p>
          </table:table-cell>
          <table:table-cell table:style-name="ce18" office:value-type="float" office:value="0.92" calcext:value-type="float">
            <text:p>0,9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25" calcext:value-type="float">
            <text:p>0,2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0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0M58S" calcext:value-type="time">
            <text:p>21:20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4" calcext:value-type="float">
            <text:p>0,44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1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1M09S" calcext:value-type="time">
            <text:p>21:21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1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1M29S" calcext:value-type="time">
            <text:p>21:21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1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1M52S" calcext:value-type="time">
            <text:p>21:21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1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1M57S" calcext:value-type="time">
            <text:p>21:21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96" calcext:value-type="float">
            <text:p>0,9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01S" calcext:value-type="time">
            <text:p>21:22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2" calcext:value-type="float">
            <text:p>0,32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08S" calcext:value-type="time">
            <text:p>21:22:0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20S" calcext:value-type="time">
            <text:p>21:22:2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26S" calcext:value-type="time">
            <text:p>21:22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8" calcext:value-type="float">
            <text:p>0,28</text:p>
          </table:table-cell>
          <table:table-cell table:style-name="ce14" office:value-type="float" office:value="0.54" calcext:value-type="float">
            <text:p>0,54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31S" calcext:value-type="time">
            <text:p>21:22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42S" calcext:value-type="time">
            <text:p>21:22:4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45S" calcext:value-type="time">
            <text:p>21:22:4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2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2M51S" calcext:value-type="time">
            <text:p>21:22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6" calcext:value-type="float">
            <text:p>0,3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4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4M02S" calcext:value-type="time">
            <text:p>21:24:0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96" calcext:value-type="float">
            <text:p>0,96</text:p>
          </table:table-cell>
          <table:table-cell table:style-name="ce20" office:value-type="float" office:value="0.22" calcext:value-type="float">
            <text:p>0,22</text:p>
          </table:table-cell>
          <table:table-cell table:style-name="ce22" office:value-type="float" office:value="0.01" calcext:value-type="float">
            <text:p>0,01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4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4M14S" calcext:value-type="time">
            <text:p>21:24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4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4M32S" calcext:value-type="time">
            <text:p>21:24:3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71" calcext:value-type="float">
            <text:p>0,7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5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5M30S" calcext:value-type="time">
            <text:p>21:25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5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5M33S" calcext:value-type="time">
            <text:p>21:25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4" calcext:value-type="float">
            <text:p>0,24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24" calcext:value-type="float">
            <text:p>0,2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5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5M35S" calcext:value-type="time">
            <text:p>21:25:3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89" calcext:value-type="float">
            <text:p>0,89</text:p>
          </table:table-cell>
          <table:table-cell table:style-name="ce20" office:value-type="float" office:value="0.28" calcext:value-type="float">
            <text:p>0,28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5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5M39S" calcext:value-type="time">
            <text:p>21:25:3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5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5M54S" calcext:value-type="time">
            <text:p>21:25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9" calcext:value-type="float">
            <text:p>0,09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48" calcext:value-type="float">
            <text:p>0,48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7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7M24S" calcext:value-type="time">
            <text:p>21:27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6" calcext:value-type="float">
            <text:p>0,26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2" calcext:value-type="float">
            <text:p>0,22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14" calcext:value-type="float">
            <text:p>0,1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8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8M23S" calcext:value-type="time">
            <text:p>21:28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8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8M32S" calcext:value-type="time">
            <text:p>21:28:32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8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8M38S" calcext:value-type="time">
            <text:p>21:28:38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9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9M02S" calcext:value-type="time">
            <text:p>21:29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4" calcext:value-type="float">
            <text:p>0,1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45" calcext:value-type="float">
            <text:p>0,45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29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29M40S" calcext:value-type="time">
            <text:p>21:29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4" calcext:value-type="float">
            <text:p>0,4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0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0M24S" calcext:value-type="time">
            <text:p>21:30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1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1M08S" calcext:value-type="time">
            <text:p>21:31:0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1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1M11S" calcext:value-type="time">
            <text:p>21:31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1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1M27S" calcext:value-type="time">
            <text:p>21:31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5" calcext:value-type="float">
            <text:p>0,45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1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1M32S" calcext:value-type="time">
            <text:p>21:31:32</text:p>
          </table:table-cell>
          <table:table-cell table:style-name="ce6" office:value-type="float" office:value="0.19" calcext:value-type="float">
            <text:p>0,1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62" calcext:value-type="float">
            <text:p>0,6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1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1M46S" calcext:value-type="time">
            <text:p>21:31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7" calcext:value-type="float">
            <text:p>0,4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3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3M40S" calcext:value-type="time">
            <text:p>21:33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5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5M17S" calcext:value-type="time">
            <text:p>21:35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8" calcext:value-type="float">
            <text:p>0,08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5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5M26S" calcext:value-type="time">
            <text:p>21:35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22" calcext:value-type="float">
            <text:p>0,22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5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5M45S" calcext:value-type="time">
            <text:p>21:35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17" calcext:value-type="float">
            <text:p>0,17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5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5M48S" calcext:value-type="time">
            <text:p>21:35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56" calcext:value-type="float">
            <text:p>0,56</text:p>
          </table:table-cell>
          <table:table-cell table:style-name="ce20" office:value-type="float" office:value="0.26" calcext:value-type="float">
            <text:p>0,26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5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5M58S" calcext:value-type="time">
            <text:p>21:35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61" calcext:value-type="float">
            <text:p>0,61</text:p>
          </table:table-cell>
          <table:table-cell table:style-name="ce14" office:value-type="float" office:value="0.76" calcext:value-type="float">
            <text:p>0,76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53" calcext:value-type="float">
            <text:p>0,5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6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6M12S" calcext:value-type="time">
            <text:p>21:36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5" calcext:value-type="float">
            <text:p>0,85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6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6M19S" calcext:value-type="time">
            <text:p>21:36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77" calcext:value-type="float">
            <text:p>0,77</text:p>
          </table:table-cell>
          <table:table-cell table:style-name="ce20" office:value-type="float" office:value="0.24" calcext:value-type="float">
            <text:p>0,2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7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7M49S" calcext:value-type="time">
            <text:p>21:37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7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7M55S" calcext:value-type="time">
            <text:p>21:37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8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8M00S" calcext:value-type="time">
            <text:p>21:38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8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8M04S" calcext:value-type="time">
            <text:p>21:38:04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3" calcext:value-type="float">
            <text:p>0,33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77" calcext:value-type="float">
            <text:p>0,7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8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8M27S" calcext:value-type="time">
            <text:p>21:38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8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8M33S" calcext:value-type="time">
            <text:p>21:38:3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7" calcext:value-type="float">
            <text:p>0,07</text:p>
          </table:table-cell>
          <table:table-cell table:style-name="ce10" office:value-type="float" office:value="0.05" calcext:value-type="float">
            <text:p>0,05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9" calcext:value-type="float">
            <text:p>0,09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9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9M01S" calcext:value-type="time">
            <text:p>21:39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7" calcext:value-type="float">
            <text:p>0,07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9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9M21S" calcext:value-type="time">
            <text:p>21:39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1" calcext:value-type="float">
            <text:p>0,2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39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39M41S" calcext:value-type="time">
            <text:p>21:39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9" calcext:value-type="float">
            <text:p>0,39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04S" calcext:value-type="time">
            <text:p>21:40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06S" calcext:value-type="time">
            <text:p>21:40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3" calcext:value-type="float">
            <text:p>0,53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10S" calcext:value-type="time">
            <text:p>21:40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14S" calcext:value-type="time">
            <text:p>21:40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16S" calcext:value-type="time">
            <text:p>21:40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5" calcext:value-type="float">
            <text:p>0,05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19S" calcext:value-type="time">
            <text:p>21:40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21S" calcext:value-type="time">
            <text:p>21:40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23S" calcext:value-type="time">
            <text:p>21:40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0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0M29S" calcext:value-type="time">
            <text:p>21:40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02S" calcext:value-type="time">
            <text:p>21:41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12S" calcext:value-type="time">
            <text:p>21:41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16S" calcext:value-type="time">
            <text:p>21:41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29S" calcext:value-type="time">
            <text:p>21:41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32S" calcext:value-type="time">
            <text:p>21:41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34S" calcext:value-type="time">
            <text:p>21:41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1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1M38S" calcext:value-type="time">
            <text:p>21:41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" calcext:value-type="float">
            <text:p>0,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7" calcext:value-type="float">
            <text:p>0,2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2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2M16S" calcext:value-type="time">
            <text:p>21:42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2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2M20S" calcext:value-type="time">
            <text:p>21:42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3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3M20S" calcext:value-type="time">
            <text:p>21:43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4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4M11S" calcext:value-type="time">
            <text:p>21:44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4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4M15S" calcext:value-type="time">
            <text:p>21:44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5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5M35S" calcext:value-type="time">
            <text:p>21:45:3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29" calcext:value-type="float">
            <text:p>0,29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3" calcext:value-type="float">
            <text:p>0,03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7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7M38S" calcext:value-type="time">
            <text:p>21:47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7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7M52S" calcext:value-type="time">
            <text:p>21:47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7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7M54S" calcext:value-type="time">
            <text:p>21:47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8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8M43S" calcext:value-type="time">
            <text:p>21:48:4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36" calcext:value-type="float">
            <text:p>0,36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85" calcext:value-type="float">
            <text:p>0,85</text:p>
          </table:table-cell>
          <table:table-cell table:style-name="ce20" office:value-type="float" office:value="0.21" calcext:value-type="float">
            <text:p>0,21</text:p>
          </table:table-cell>
          <table:table-cell table:style-name="ce22" office:value-type="float" office:value="0.61" calcext:value-type="float">
            <text:p>0,6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8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8M45S" calcext:value-type="time">
            <text:p>21:48:45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8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8M48S" calcext:value-type="time">
            <text:p>21:48:4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8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8M56S" calcext:value-type="time">
            <text:p>21:48:56</text:p>
          </table:table-cell>
          <table:table-cell table:style-name="ce6" office:value-type="float" office:value="0.37" calcext:value-type="float">
            <text:p>0,3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8" calcext:value-type="float">
            <text:p>0,3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8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8M58S" calcext:value-type="time">
            <text:p>21:48:5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9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9M04S" calcext:value-type="time">
            <text:p>21:49:0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4" calcext:value-type="float">
            <text:p>0,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9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9M08S" calcext:value-type="time">
            <text:p>21:49:0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9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9M28S" calcext:value-type="time">
            <text:p>21:49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49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49M31S" calcext:value-type="time">
            <text:p>21:49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8" calcext:value-type="float">
            <text:p>0,18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46" calcext:value-type="float">
            <text:p>0,46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0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0M51S" calcext:value-type="time">
            <text:p>21:50:51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.11" calcext:value-type="float">
            <text:p>0,11</text:p>
          </table:table-cell>
          <table:table-cell table:style-name="ce10" office:value-type="float" office:value="0.09" calcext:value-type="float">
            <text:p>0,09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7" calcext:value-type="float">
            <text:p>0,17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28" calcext:value-type="float">
            <text:p>0,2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0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0M52S" calcext:value-type="time">
            <text:p>21:50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6" calcext:value-type="float">
            <text:p>0,36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1" calcext:value-type="float">
            <text:p>0,8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0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0M57S" calcext:value-type="time">
            <text:p>21:50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7" calcext:value-type="float">
            <text:p>0,3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1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1M14S" calcext:value-type="time">
            <text:p>21:51:14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66" calcext:value-type="float">
            <text:p>0,6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1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1M16S" calcext:value-type="time">
            <text:p>21:51:16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18" calcext:value-type="float">
            <text:p>0,18</text:p>
          </table:table-cell>
          <table:table-cell table:style-name="ce22" office:value-type="float" office:value="0.79" calcext:value-type="float">
            <text:p>0,79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2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2M07S" calcext:value-type="time">
            <text:p>21:52:0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03S" calcext:value-type="time">
            <text:p>21:53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41" calcext:value-type="float">
            <text:p>0,4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05S" calcext:value-type="time">
            <text:p>21:53:05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09S" calcext:value-type="time">
            <text:p>21:53:09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16S" calcext:value-type="time">
            <text:p>21:53:16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72" calcext:value-type="float">
            <text:p>0,7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27S" calcext:value-type="time">
            <text:p>21:53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29S" calcext:value-type="time">
            <text:p>21:53:2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37" calcext:value-type="float">
            <text:p>0,37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36S" calcext:value-type="time">
            <text:p>21:53:36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40S" calcext:value-type="time">
            <text:p>21:53:40</text:p>
          </table:table-cell>
          <table:table-cell table:style-name="ce6" office:value-type="float" office:value="0.21" calcext:value-type="float">
            <text:p>0,2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42S" calcext:value-type="time">
            <text:p>21:53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48S" calcext:value-type="time">
            <text:p>21:53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4" calcext:value-type="float">
            <text:p>0,54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52S" calcext:value-type="time">
            <text:p>21:53:52</text:p>
          </table:table-cell>
          <table:table-cell table:style-name="ce6" office:value-type="float" office:value="0.16" calcext:value-type="float">
            <text:p>0,1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3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3M57S" calcext:value-type="time">
            <text:p>21:53:57</text:p>
          </table:table-cell>
          <table:table-cell table:style-name="ce6" office:value-type="float" office:value="0.12" calcext:value-type="float">
            <text:p>0,1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03S" calcext:value-type="time">
            <text:p>21:54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06S" calcext:value-type="time">
            <text:p>21:54:0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9" calcext:value-type="float">
            <text:p>0,3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10S" calcext:value-type="time">
            <text:p>21:54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8" calcext:value-type="float">
            <text:p>0,28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16S" calcext:value-type="time">
            <text:p>21:54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14" office:value-type="float" office:value="0.09" calcext:value-type="float">
            <text:p>0,09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19S" calcext:value-type="time">
            <text:p>21:54:19</text:p>
          </table:table-cell>
          <table:table-cell table:style-name="ce6" office:value-type="float" office:value="0.24" calcext:value-type="float">
            <text:p>0,24</text:p>
          </table:table-cell>
          <table:table-cell table:style-name="ce8" office:value-type="float" office:value="0.14" calcext:value-type="float">
            <text:p>0,14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25" calcext:value-type="float">
            <text:p>0,2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38S" calcext:value-type="time">
            <text:p>21:54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44S" calcext:value-type="time">
            <text:p>21:54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4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4M55S" calcext:value-type="time">
            <text:p>21:54:55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1" calcext:value-type="float">
            <text:p>0,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5" calcext:value-type="float">
            <text:p>0,8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02S" calcext:value-type="time">
            <text:p>21:55:0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27S" calcext:value-type="time">
            <text:p>21:55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18" calcext:value-type="float">
            <text:p>0,18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32S" calcext:value-type="time">
            <text:p>21:55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36S" calcext:value-type="time">
            <text:p>21:55:36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5" calcext:value-type="float">
            <text:p>0,6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44S" calcext:value-type="time">
            <text:p>21:55:44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9" calcext:value-type="float">
            <text:p>0,3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51S" calcext:value-type="time">
            <text:p>21:55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54S" calcext:value-type="time">
            <text:p>21:55:54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62" calcext:value-type="float">
            <text:p>0,6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5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5M59S" calcext:value-type="time">
            <text:p>21:55:5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41" calcext:value-type="float">
            <text:p>0,4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6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6M16S" calcext:value-type="time">
            <text:p>21:56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6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6M23S" calcext:value-type="time">
            <text:p>21:56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42" calcext:value-type="float">
            <text:p>0,4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6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6M54S" calcext:value-type="time">
            <text:p>21:56:54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5" calcext:value-type="float">
            <text:p>0,65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7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7M46S" calcext:value-type="time">
            <text:p>21:57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4" calcext:value-type="float">
            <text:p>0,14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47" calcext:value-type="float">
            <text:p>0,47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7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7M48S" calcext:value-type="time">
            <text:p>21:57:4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7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7M50S" calcext:value-type="time">
            <text:p>21:57:50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7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7M52S" calcext:value-type="time">
            <text:p>21:57:52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8" calcext:value-type="float">
            <text:p>0,3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07S" calcext:value-type="time">
            <text:p>21:58:07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10S" calcext:value-type="time">
            <text:p>21:58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14S" calcext:value-type="time">
            <text:p>21:58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21S" calcext:value-type="time">
            <text:p>21:58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8" calcext:value-type="float">
            <text:p>0,48</text:p>
          </table:table-cell>
          <table:table-cell table:style-name="ce14" office:value-type="float" office:value="0.73" calcext:value-type="float">
            <text:p>0,73</text:p>
          </table:table-cell>
          <table:table-cell table:style-name="ce16" office:value-type="float" office:value="0.28" calcext:value-type="float">
            <text:p>0,28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23S" calcext:value-type="time">
            <text:p>21:58:23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26S" calcext:value-type="time">
            <text:p>21:58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31S" calcext:value-type="time">
            <text:p>21:58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49S" calcext:value-type="time">
            <text:p>21:58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8" calcext:value-type="float">
            <text:p>0,3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8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8M54S" calcext:value-type="time">
            <text:p>21:58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7" calcext:value-type="float">
            <text:p>0,87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02S" calcext:value-type="time">
            <text:p>21:59:02</text:p>
          </table:table-cell>
          <table:table-cell table:style-name="ce6" office:value-type="float" office:value="0.26" calcext:value-type="float">
            <text:p>0,2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9" calcext:value-type="float">
            <text:p>0,3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10S" calcext:value-type="time">
            <text:p>21:59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71" calcext:value-type="float">
            <text:p>0,71</text:p>
          </table:table-cell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17S" calcext:value-type="time">
            <text:p>21:59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39S" calcext:value-type="time">
            <text:p>21:59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43S" calcext:value-type="time">
            <text:p>21:59:4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49S" calcext:value-type="time">
            <text:p>21:59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50S" calcext:value-type="time">
            <text:p>21:59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159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1H59M52S" calcext:value-type="time">
            <text:p>21:59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0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0M25S" calcext:value-type="time">
            <text:p>22:00:25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0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0M30S" calcext:value-type="time">
            <text:p>22:00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0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0M36S" calcext:value-type="time">
            <text:p>22:00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0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0M44S" calcext:value-type="time">
            <text:p>22:00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72" calcext:value-type="float">
            <text:p>0,7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0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0M47S" calcext:value-type="time">
            <text:p>22:00:4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4" calcext:value-type="float">
            <text:p>0,04</text:p>
          </table:table-cell>
          <table:table-cell table:style-name="ce28" office:value-type="float" office:value="0.02" calcext:value-type="float">
            <text:p>0,02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01S" calcext:value-type="time">
            <text:p>22:01:0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04S" calcext:value-type="time">
            <text:p>22:01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08S" calcext:value-type="time">
            <text:p>22:01:0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16" calcext:value-type="float">
            <text:p>0,16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13S" calcext:value-type="time">
            <text:p>22:01:1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18S" calcext:value-type="time">
            <text:p>22:01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21S" calcext:value-type="time">
            <text:p>22:01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6" calcext:value-type="float">
            <text:p>0,26</text:p>
          </table:table-cell>
          <table:table-cell table:style-name="ce14" office:value-type="float" office:value="0.57" calcext:value-type="float">
            <text:p>0,57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44S" calcext:value-type="time">
            <text:p>22:01:44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79" calcext:value-type="float">
            <text:p>0,79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51S" calcext:value-type="time">
            <text:p>22:01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1" calcext:value-type="float">
            <text:p>0,51</text:p>
          </table:table-cell>
          <table:table-cell table:style-name="ce14" office:value-type="float" office:value="0.74" calcext:value-type="float">
            <text:p>0,7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54S" calcext:value-type="time">
            <text:p>22:01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09" calcext:value-type="float">
            <text:p>0,09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56S" calcext:value-type="time">
            <text:p>22:01:5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1" calcext:value-type="float">
            <text:p>0,3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1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1M58S" calcext:value-type="time">
            <text:p>22:01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03S" calcext:value-type="time">
            <text:p>22:02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06S" calcext:value-type="time">
            <text:p>22:02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13S" calcext:value-type="time">
            <text:p>22:02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15S" calcext:value-type="time">
            <text:p>22:02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15" calcext:value-type="float">
            <text:p>0,15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18S" calcext:value-type="time">
            <text:p>22:02:1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21S" calcext:value-type="time">
            <text:p>22:02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17" calcext:value-type="float">
            <text:p>0,17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24S" calcext:value-type="time">
            <text:p>22:02:2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28S" calcext:value-type="time">
            <text:p>22:02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51S" calcext:value-type="time">
            <text:p>22:02:5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2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2M54S" calcext:value-type="time">
            <text:p>22:02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00S" calcext:value-type="time">
            <text:p>22:03:0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03S" calcext:value-type="time">
            <text:p>22:03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8" calcext:value-type="float">
            <text:p>0,2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05S" calcext:value-type="time">
            <text:p>22:03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12S" calcext:value-type="time">
            <text:p>22:03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15S" calcext:value-type="time">
            <text:p>22:03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19S" calcext:value-type="time">
            <text:p>22:03:1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22S" calcext:value-type="time">
            <text:p>22:03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25S" calcext:value-type="time">
            <text:p>22:03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28S" calcext:value-type="time">
            <text:p>22:03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46S" calcext:value-type="time">
            <text:p>22:03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3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3M49S" calcext:value-type="time">
            <text:p>22:03:4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7" calcext:value-type="float">
            <text:p>0,2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6" calcext:value-type="float">
            <text:p>0,36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4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4M22S" calcext:value-type="time">
            <text:p>22:04:2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4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4M29S" calcext:value-type="time">
            <text:p>22:04:2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07" calcext:value-type="float">
            <text:p>0,07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4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4M31S" calcext:value-type="time">
            <text:p>22:04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4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4M54S" calcext:value-type="time">
            <text:p>22:04:5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35" calcext:value-type="float">
            <text:p>0,35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4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4M59S" calcext:value-type="time">
            <text:p>22:04:59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3" calcext:value-type="float">
            <text:p>0,33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.43" calcext:value-type="float">
            <text:p>0,43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00S" calcext:value-type="time">
            <text:p>22:05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77" calcext:value-type="float">
            <text:p>0,77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11S" calcext:value-type="time">
            <text:p>22:05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19" calcext:value-type="float">
            <text:p>0,19</text:p>
          </table:table-cell>
          <table:table-cell table:style-name="ce18" office:value-type="float" office:value="0.38" calcext:value-type="float">
            <text:p>0,3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14S" calcext:value-type="time">
            <text:p>22:05:14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7" calcext:value-type="float">
            <text:p>0,7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89" calcext:value-type="float">
            <text:p>0,89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21S" calcext:value-type="time">
            <text:p>22:05:2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26S" calcext:value-type="time">
            <text:p>22:05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28S" calcext:value-type="time">
            <text:p>22:05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31S" calcext:value-type="time">
            <text:p>22:05:31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34S" calcext:value-type="time">
            <text:p>22:05:3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39S" calcext:value-type="time">
            <text:p>22:05:3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6" calcext:value-type="float">
            <text:p>0,86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50S" calcext:value-type="time">
            <text:p>22:05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16" calcext:value-type="float">
            <text:p>0,16</text:p>
          </table:table-cell>
          <table:table-cell table:style-name="ce16" office:value-type="float" office:value="0.42" calcext:value-type="float">
            <text:p>0,42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51S" calcext:value-type="time">
            <text:p>22:05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61" calcext:value-type="float">
            <text:p>0,6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53S" calcext:value-type="time">
            <text:p>22:05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5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5M57S" calcext:value-type="time">
            <text:p>22:05:5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16" calcext:value-type="float">
            <text:p>0,1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6" calcext:value-type="float">
            <text:p>0,2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01S" calcext:value-type="time">
            <text:p>22:06:0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06S" calcext:value-type="time">
            <text:p>22:06:0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6" calcext:value-type="float">
            <text:p>0,66</text:p>
          </table:table-cell>
          <table:table-cell table:style-name="ce24" office:value-type="float" office:value="0.5" calcext:value-type="float">
            <text:p>0,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07S" calcext:value-type="time">
            <text:p>22:06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21" calcext:value-type="float">
            <text:p>0,21</text:p>
          </table:table-cell>
          <table:table-cell table:style-name="ce10" office:value-type="float" office:value="0.09" calcext:value-type="float">
            <text:p>0,09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1" calcext:value-type="float">
            <text:p>0,8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09S" calcext:value-type="time">
            <text:p>22:06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81" calcext:value-type="float">
            <text:p>0,8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16S" calcext:value-type="time">
            <text:p>22:06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24S" calcext:value-type="time">
            <text:p>22:06:2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28S" calcext:value-type="time">
            <text:p>22:06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30S" calcext:value-type="time">
            <text:p>22:06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34S" calcext:value-type="time">
            <text:p>22:06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9" calcext:value-type="float">
            <text:p>0,3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38S" calcext:value-type="time">
            <text:p>22:06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12" calcext:value-type="float">
            <text:p>0,12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47S" calcext:value-type="time">
            <text:p>22:06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49S" calcext:value-type="time">
            <text:p>22:06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7" calcext:value-type="float">
            <text:p>0,87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53S" calcext:value-type="time">
            <text:p>22:06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5" calcext:value-type="float">
            <text:p>0,85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6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6M58S" calcext:value-type="time">
            <text:p>22:06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88" calcext:value-type="float">
            <text:p>0,8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04S" calcext:value-type="time">
            <text:p>22:07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44" calcext:value-type="float">
            <text:p>0,44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09S" calcext:value-type="time">
            <text:p>22:07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12S" calcext:value-type="time">
            <text:p>22:07:12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84" calcext:value-type="float">
            <text:p>0,84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16S" calcext:value-type="time">
            <text:p>22:07:16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19S" calcext:value-type="time">
            <text:p>22:07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8" calcext:value-type="float">
            <text:p>0,18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41" calcext:value-type="float">
            <text:p>0,4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21S" calcext:value-type="time">
            <text:p>22:07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26S" calcext:value-type="time">
            <text:p>22:07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31S" calcext:value-type="time">
            <text:p>22:07:3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7" calcext:value-type="float">
            <text:p>0,47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39S" calcext:value-type="time">
            <text:p>22:07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55" calcext:value-type="float">
            <text:p>0,5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45S" calcext:value-type="time">
            <text:p>22:07:4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8" calcext:value-type="float">
            <text:p>0,08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7" calcext:value-type="float">
            <text:p>0,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47S" calcext:value-type="time">
            <text:p>22:07:4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53S" calcext:value-type="time">
            <text:p>22:07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1" calcext:value-type="float">
            <text:p>0,11</text:p>
          </table:table-cell>
          <table:table-cell table:style-name="ce10" office:value-type="float" office:value="0.05" calcext:value-type="float">
            <text:p>0,05</text:p>
          </table:table-cell>
          <table:table-cell table:style-name="ce12" office:value-type="float" office:value="0.84" calcext:value-type="float">
            <text:p>0,84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7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7M58S" calcext:value-type="time">
            <text:p>22:07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00S" calcext:value-type="time">
            <text:p>22:08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10S" calcext:value-type="time">
            <text:p>22:08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13S" calcext:value-type="time">
            <text:p>22:08:13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17" calcext:value-type="float">
            <text:p>0,17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62" calcext:value-type="float">
            <text:p>0,62</text:p>
          </table:table-cell>
          <table:table-cell table:style-name="ce20" office:value-type="float" office:value="0.49" calcext:value-type="float">
            <text:p>0,49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19S" calcext:value-type="time">
            <text:p>22:08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22S" calcext:value-type="time">
            <text:p>22:08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8" calcext:value-type="float">
            <text:p>0,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25S" calcext:value-type="time">
            <text:p>22:08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28S" calcext:value-type="time">
            <text:p>22:08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38" calcext:value-type="float">
            <text:p>0,3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44S" calcext:value-type="time">
            <text:p>22:08:4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49S" calcext:value-type="time">
            <text:p>22:08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51S" calcext:value-type="time">
            <text:p>22:08:5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54S" calcext:value-type="time">
            <text:p>22:08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42" calcext:value-type="float">
            <text:p>0,42</text:p>
          </table:table-cell>
          <table:table-cell table:style-name="ce14" office:value-type="float" office:value="0.89" calcext:value-type="float">
            <text:p>0,8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8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8M57S" calcext:value-type="time">
            <text:p>22:08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46" calcext:value-type="float">
            <text:p>0,46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02S" calcext:value-type="time">
            <text:p>22:09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4" calcext:value-type="float">
            <text:p>0,54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33" calcext:value-type="float">
            <text:p>0,3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05S" calcext:value-type="time">
            <text:p>22:09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6" calcext:value-type="float">
            <text:p>0,86</text:p>
          </table:table-cell>
          <table:table-cell table:style-name="ce14" office:value-type="float" office:value="0.16" calcext:value-type="float">
            <text:p>0,16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11S" calcext:value-type="time">
            <text:p>22:09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66" calcext:value-type="float">
            <text:p>0,66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15S" calcext:value-type="time">
            <text:p>22:09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7" calcext:value-type="float">
            <text:p>0,07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33" calcext:value-type="float">
            <text:p>0,3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24S" calcext:value-type="time">
            <text:p>22:09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61" calcext:value-type="float">
            <text:p>0,6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25S" calcext:value-type="time">
            <text:p>22:09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28S" calcext:value-type="time">
            <text:p>22:09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42" calcext:value-type="float">
            <text:p>0,4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38S" calcext:value-type="time">
            <text:p>22:09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42S" calcext:value-type="time">
            <text:p>22:09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" calcext:value-type="float">
            <text:p>0,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46S" calcext:value-type="time">
            <text:p>22:09:4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12" calcext:value-type="float">
            <text:p>0,12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53S" calcext:value-type="time">
            <text:p>22:09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56S" calcext:value-type="time">
            <text:p>22:09:5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09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09M59S" calcext:value-type="time">
            <text:p>22:09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02S" calcext:value-type="time">
            <text:p>22:10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10S" calcext:value-type="time">
            <text:p>22:10:10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5" calcext:value-type="float">
            <text:p>0,25</text:p>
          </table:table-cell>
          <table:table-cell table:style-name="ce14" office:value-type="float" office:value="0.57" calcext:value-type="float">
            <text:p>0,57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14S" calcext:value-type="time">
            <text:p>22:10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15S" calcext:value-type="time">
            <text:p>22:10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18S" calcext:value-type="time">
            <text:p>22:10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78" calcext:value-type="float">
            <text:p>0,78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19S" calcext:value-type="time">
            <text:p>22:10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53" calcext:value-type="float">
            <text:p>0,53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28S" calcext:value-type="time">
            <text:p>22:10:28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4" calcext:value-type="float">
            <text:p>0,54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39" calcext:value-type="float">
            <text:p>0,39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33S" calcext:value-type="time">
            <text:p>22:10:33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36S" calcext:value-type="time">
            <text:p>22:10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9" calcext:value-type="float">
            <text:p>0,39</text:p>
          </table:table-cell>
          <table:table-cell table:style-name="ce14" office:value-type="float" office:value="0.52" calcext:value-type="float">
            <text:p>0,5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43S" calcext:value-type="time">
            <text:p>22:10:4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56S" calcext:value-type="time">
            <text:p>22:10:5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7" calcext:value-type="float">
            <text:p>0,37</text:p>
          </table:table-cell>
          <table:table-cell table:style-name="ce14" office:value-type="float" office:value="0.68" calcext:value-type="float">
            <text:p>0,68</text:p>
          </table:table-cell>
          <table:table-cell table:style-name="ce16" office:value-type="float" office:value="0.29" calcext:value-type="float">
            <text:p>0,29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0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0M59S" calcext:value-type="time">
            <text:p>22:10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09S" calcext:value-type="time">
            <text:p>22:11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16S" calcext:value-type="time">
            <text:p>22:11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21S" calcext:value-type="time">
            <text:p>22:11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" calcext:value-type="float">
            <text:p>0,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8" calcext:value-type="float">
            <text:p>0,4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27S" calcext:value-type="time">
            <text:p>22:11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8" calcext:value-type="float">
            <text:p>0,88</text:p>
          </table:table-cell>
          <table:table-cell table:style-name="ce14" office:value-type="float" office:value="0.12" calcext:value-type="float">
            <text:p>0,1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29S" calcext:value-type="time">
            <text:p>22:11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34S" calcext:value-type="time">
            <text:p>22:11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47" calcext:value-type="float">
            <text:p>0,47</text:p>
          </table:table-cell>
          <table:table-cell table:style-name="ce14" office:value-type="float" office:value="0.65" calcext:value-type="float">
            <text:p>0,65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40S" calcext:value-type="time">
            <text:p>22:11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1" calcext:value-type="float">
            <text:p>0,2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46S" calcext:value-type="time">
            <text:p>22:11:4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51S" calcext:value-type="time">
            <text:p>22:11:51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1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1M58S" calcext:value-type="time">
            <text:p>22:11:5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06S" calcext:value-type="time">
            <text:p>22:12:0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13S" calcext:value-type="time">
            <text:p>22:12:13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17S" calcext:value-type="time">
            <text:p>22:12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20S" calcext:value-type="time">
            <text:p>22:12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24S" calcext:value-type="time">
            <text:p>22:12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27S" calcext:value-type="time">
            <text:p>22:12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8" calcext:value-type="float">
            <text:p>0,3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32S" calcext:value-type="time">
            <text:p>22:12:32</text:p>
          </table:table-cell>
          <table:table-cell table:style-name="ce6" office:value-type="float" office:value="0.14" calcext:value-type="float">
            <text:p>0,1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42S" calcext:value-type="time">
            <text:p>22:12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2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2M54S" calcext:value-type="time">
            <text:p>22:12:5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09S" calcext:value-type="time">
            <text:p>22:13:0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17S" calcext:value-type="time">
            <text:p>22:13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23S" calcext:value-type="time">
            <text:p>22:13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28S" calcext:value-type="time">
            <text:p>22:13:28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41S" calcext:value-type="time">
            <text:p>22:13:4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43S" calcext:value-type="time">
            <text:p>22:13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46S" calcext:value-type="time">
            <text:p>22:13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17" calcext:value-type="float">
            <text:p>0,17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4" calcext:value-type="float">
            <text:p>0,7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3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3M58S" calcext:value-type="time">
            <text:p>22:13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6" calcext:value-type="float">
            <text:p>0,16</text:p>
          </table:table-cell>
          <table:table-cell table:style-name="ce10" office:value-type="float" office:value="0.08" calcext:value-type="float">
            <text:p>0,08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5" calcext:value-type="float">
            <text:p>0,4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4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4M05S" calcext:value-type="time">
            <text:p>22:14:0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4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4M39S" calcext:value-type="time">
            <text:p>22:14:3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03S" calcext:value-type="time">
            <text:p>22:15:0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4" calcext:value-type="float">
            <text:p>0,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0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08S" calcext:value-type="time">
            <text:p>22:15:0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11S" calcext:value-type="time">
            <text:p>22:15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6" calcext:value-type="float">
            <text:p>0,46</text:p>
          </table:table-cell>
          <table:table-cell table:style-name="ce14" office:value-type="float" office:value="0.67" calcext:value-type="float">
            <text:p>0,67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16S" calcext:value-type="time">
            <text:p>22:15:1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3" calcext:value-type="float">
            <text:p>0,7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39S" calcext:value-type="time">
            <text:p>22:15:39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23" calcext:value-type="float">
            <text:p>0,23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84" calcext:value-type="float">
            <text:p>0,8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5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5M52S" calcext:value-type="time">
            <text:p>22:15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3" calcext:value-type="float">
            <text:p>0,83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6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6M15S" calcext:value-type="time">
            <text:p>22:16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41" calcext:value-type="float">
            <text:p>0,41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81" calcext:value-type="float">
            <text:p>0,8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6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6M17S" calcext:value-type="time">
            <text:p>22:16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58" calcext:value-type="float">
            <text:p>0,5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6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6M21S" calcext:value-type="time">
            <text:p>22:16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65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6M54S" calcext:value-type="time">
            <text:p>22:16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7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7M06S" calcext:value-type="time">
            <text:p>22:17:0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15" calcext:value-type="float">
            <text:p>0,1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7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7M09S" calcext:value-type="time">
            <text:p>22:17:09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33" calcext:value-type="float">
            <text:p>0,33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7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7M13S" calcext:value-type="time">
            <text:p>22:17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2" calcext:value-type="float">
            <text:p>0,2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7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7M15S" calcext:value-type="time">
            <text:p>22:17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7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7M19S" calcext:value-type="time">
            <text:p>22:17:19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18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18M51S" calcext:value-type="time">
            <text:p>22:18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1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1M20S" calcext:value-type="time">
            <text:p>22:21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4" calcext:value-type="float">
            <text:p>0,2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12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1M25S" calcext:value-type="time">
            <text:p>22:21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71" calcext:value-type="float">
            <text:p>0,7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1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1M31S" calcext:value-type="time">
            <text:p>22:21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7" calcext:value-type="float">
            <text:p>0,77</text:p>
          </table:table-cell>
          <table:table-cell table:style-name="ce24" office:value-type="float" office:value="0.78" calcext:value-type="float">
            <text:p>0,7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1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1M34S" calcext:value-type="time">
            <text:p>22:21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5" calcext:value-type="float">
            <text:p>0,75</text:p>
          </table:table-cell>
          <table:table-cell table:style-name="ce24" office:value-type="float" office:value="0.69" calcext:value-type="float">
            <text:p>0,6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2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2M04S" calcext:value-type="time">
            <text:p>22:22:0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75" calcext:value-type="float">
            <text:p>0,7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2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2M10S" calcext:value-type="time">
            <text:p>22:22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7" calcext:value-type="float">
            <text:p>0,3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2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2M17S" calcext:value-type="time">
            <text:p>22:22:1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9" calcext:value-type="float">
            <text:p>0,49</text:p>
          </table:table-cell>
          <table:table-cell table:style-name="ce14" office:value-type="float" office:value="0.35" calcext:value-type="float">
            <text:p>0,3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18S" calcext:value-type="time">
            <text:p>22:23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27S" calcext:value-type="time">
            <text:p>22:23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5" calcext:value-type="float">
            <text:p>0,4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30S" calcext:value-type="time">
            <text:p>22:23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9" calcext:value-type="float">
            <text:p>0,2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4" calcext:value-type="float">
            <text:p>0,2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48S" calcext:value-type="time">
            <text:p>22:23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5" calcext:value-type="float">
            <text:p>0,1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50S" calcext:value-type="time">
            <text:p>22:23:50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09" calcext:value-type="float">
            <text:p>0,09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" calcext:value-type="float">
            <text:p>0,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3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3M53S" calcext:value-type="time">
            <text:p>22:23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4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4M40S" calcext:value-type="time">
            <text:p>22:24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5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5M04S" calcext:value-type="time">
            <text:p>22:25:0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5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5M11S" calcext:value-type="time">
            <text:p>22:25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5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5M58S" calcext:value-type="time">
            <text:p>22:25:58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6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6M59S" calcext:value-type="time">
            <text:p>22:26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7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7M07S" calcext:value-type="time">
            <text:p>22:27:0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28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28M06S" calcext:value-type="time">
            <text:p>22:28:0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12" calcext:value-type="float">
            <text:p>0,12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1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1M37S" calcext:value-type="time">
            <text:p>22:31:3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2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2M02S" calcext:value-type="time">
            <text:p>22:32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7" calcext:value-type="float">
            <text:p>0,17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2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2M11S" calcext:value-type="time">
            <text:p>22:32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2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2M17S" calcext:value-type="time">
            <text:p>22:32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2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2M20S" calcext:value-type="time">
            <text:p>22:32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7" calcext:value-type="float">
            <text:p>0,37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2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2M33S" calcext:value-type="time">
            <text:p>22:32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35" calcext:value-type="float">
            <text:p>0,3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3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3M04S" calcext:value-type="time">
            <text:p>22:33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4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4M03S" calcext:value-type="time">
            <text:p>22:34:0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68" calcext:value-type="float">
            <text:p>0,68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4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4M40S" calcext:value-type="time">
            <text:p>22:34:4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5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5M32S" calcext:value-type="time">
            <text:p>22:35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5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5M40S" calcext:value-type="time">
            <text:p>22:35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62" calcext:value-type="float">
            <text:p>0,6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ip, P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6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6M05S" calcext:value-type="time">
            <text:p>22:36:0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6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6M13S" calcext:value-type="time">
            <text:p>22:36:1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6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6M57S" calcext:value-type="time">
            <text:p>22:36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7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7M32S" calcext:value-type="time">
            <text:p>22:37:3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7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7M43S" calcext:value-type="time">
            <text:p>22:37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14" calcext:value-type="float">
            <text:p>0,1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7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7M55S" calcext:value-type="time">
            <text:p>22:37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8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8M40S" calcext:value-type="time">
            <text:p>22:38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7" calcext:value-type="float">
            <text:p>0,87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9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9M13S" calcext:value-type="time">
            <text:p>22:39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39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39M32S" calcext:value-type="time">
            <text:p>22:39:3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0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0M20S" calcext:value-type="time">
            <text:p>22:40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0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0M30S" calcext:value-type="time">
            <text:p>22:40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1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1M04S" calcext:value-type="time">
            <text:p>22:41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34" calcext:value-type="float">
            <text:p>0,3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1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1M12S" calcext:value-type="time">
            <text:p>22:41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1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1M27S" calcext:value-type="time">
            <text:p>22:41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1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1M49S" calcext:value-type="time">
            <text:p>22:41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4" calcext:value-type="float">
            <text:p>0,1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3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3M00S" calcext:value-type="time">
            <text:p>22:43:0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3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3M49S" calcext:value-type="time">
            <text:p>22:43:4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4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4M52S" calcext:value-type="time">
            <text:p>22:44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45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4M58S" calcext:value-type="time">
            <text:p>22:44:5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24" calcext:value-type="float">
            <text:p>0,24</text:p>
          </table:table-cell>
          <table:table-cell table:style-name="ce14" office:value-type="float" office:value="0.12" calcext:value-type="float">
            <text:p>0,12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36" calcext:value-type="float">
            <text:p>0,3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5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5M35S" calcext:value-type="time">
            <text:p>22:45:3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6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6M05S" calcext:value-type="time">
            <text:p>22:46:0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8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8M32S" calcext:value-type="time">
            <text:p>22:48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49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49M24S" calcext:value-type="time">
            <text:p>22:49:2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22" calcext:value-type="float">
            <text:p>0,22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0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0M48S" calcext:value-type="time">
            <text:p>22:50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1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1M02S" calcext:value-type="time">
            <text:p>22:51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10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1M04S" calcext:value-type="time">
            <text:p>22:51:0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1" calcext:value-type="float">
            <text:p>0,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71" calcext:value-type="float">
            <text:p>0,71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1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1M09S" calcext:value-type="time">
            <text:p>22:51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2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2M09S" calcext:value-type="time">
            <text:p>22:52:09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3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3M42S" calcext:value-type="time">
            <text:p>22:53:42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3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3M45S" calcext:value-type="time">
            <text:p>22:53:45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26" calcext:value-type="float">
            <text:p>0,2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4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4M24S" calcext:value-type="time">
            <text:p>22:54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7" calcext:value-type="float">
            <text:p>0,2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4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4M30S" calcext:value-type="time">
            <text:p>22:54:30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4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4M40S" calcext:value-type="time">
            <text:p>22:54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5" calcext:value-type="float">
            <text:p>0,8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51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5M19S" calcext:value-type="time">
            <text:p>22:55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79" calcext:value-type="float">
            <text:p>0,79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5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5M34S" calcext:value-type="time">
            <text:p>22:55:3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6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6M29S" calcext:value-type="time">
            <text:p>22:56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7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7M17S" calcext:value-type="time">
            <text:p>22:57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7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7M26S" calcext:value-type="time">
            <text:p>22:57:2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18" calcext:value-type="float">
            <text:p>0,18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7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7M28S" calcext:value-type="time">
            <text:p>22:57:28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259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2H59M02S" calcext:value-type="time">
            <text:p>22:59:02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.17" calcext:value-type="float">
            <text:p>0,17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41" calcext:value-type="float">
            <text:p>0,4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1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1M47S" calcext:value-type="time">
            <text:p>23:01:4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3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3M17S" calcext:value-type="time">
            <text:p>23:03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4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4M07S" calcext:value-type="time">
            <text:p>23:04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4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4M10S" calcext:value-type="time">
            <text:p>23:04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4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4M39S" calcext:value-type="time">
            <text:p>23:04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4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4M56S" calcext:value-type="time">
            <text:p>23:04:5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7" calcext:value-type="float">
            <text:p>0,3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01" calcext:value-type="float">
            <text:p>0,0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5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5M00S" calcext:value-type="time">
            <text:p>23:05:00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61" calcext:value-type="float">
            <text:p>0,61</text:p>
          </table:table-cell>
          <table:table-cell table:style-name="ce18" office:value-type="float" office:value="0.42" calcext:value-type="float">
            <text:p>0,42</text:p>
          </table:table-cell>
          <table:table-cell table:style-name="ce20" office:value-type="float" office:value="0.13" calcext:value-type="float">
            <text:p>0,13</text:p>
          </table:table-cell>
          <table:table-cell table:style-name="ce22" office:value-type="float" office:value="0.56" calcext:value-type="float">
            <text:p>0,5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nat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50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5M09S" calcext:value-type="time">
            <text:p>23:05:0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7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7M55S" calcext:value-type="time">
            <text:p>23:07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7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7M59S" calcext:value-type="time">
            <text:p>23:07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49" calcext:value-type="float">
            <text:p>0,4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92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9M20S" calcext:value-type="time">
            <text:p>23:09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9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9M41S" calcext:value-type="time">
            <text:p>23:09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9" calcext:value-type="float">
            <text:p>0,19</text:p>
          </table:table-cell>
          <table:table-cell table:style-name="ce10" office:value-type="float" office:value="0.06" calcext:value-type="float">
            <text:p>0,06</text:p>
          </table:table-cell>
          <table:table-cell table:style-name="ce12" office:value-type="float" office:value="0.21" calcext:value-type="float">
            <text:p>0,2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43" calcext:value-type="float">
            <text:p>0,43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82" calcext:value-type="float">
            <text:p>0,82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095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09M53S" calcext:value-type="time">
            <text:p>23:09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12" calcext:value-type="float">
            <text:p>0,12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0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0M29S" calcext:value-type="time">
            <text:p>23:10:29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2" calcext:value-type="float">
            <text:p>0,3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10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1M01S" calcext:value-type="time">
            <text:p>23:11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1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1M03S" calcext:value-type="time">
            <text:p>23:11:0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55" calcext:value-type="float">
            <text:p>0,5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1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1M45S" calcext:value-type="time">
            <text:p>23:11:45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54" calcext:value-type="float">
            <text:p>0,5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nat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14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1M47S" calcext:value-type="time">
            <text:p>23:11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2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2M51S" calcext:value-type="time">
            <text:p>23:12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81" calcext:value-type="float">
            <text:p>0,8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33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3M32S" calcext:value-type="time">
            <text:p>23:13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5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5M03S" calcext:value-type="time">
            <text:p>23:15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28" calcext:value-type="float">
            <text:p>0,28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5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5M23S" calcext:value-type="time">
            <text:p>23:15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67" calcext:value-type="float">
            <text:p>0,67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7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7M33S" calcext:value-type="time">
            <text:p>23:17:33</text:p>
          </table:table-cell>
          <table:table-cell table:style-name="ce6" office:value-type="float" office:value="0.16" calcext:value-type="float">
            <text:p>0,1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8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8M35S" calcext:value-type="time">
            <text:p>23:18:35</text:p>
          </table:table-cell>
          <table:table-cell table:style-name="ce6" office:value-type="float" office:value="0.18" calcext:value-type="float">
            <text:p>0,1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8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8M40S" calcext:value-type="time">
            <text:p>23:18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4" calcext:value-type="float">
            <text:p>0,84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9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9M18S" calcext:value-type="time">
            <text:p>23:19:1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2" calcext:value-type="float">
            <text:p>0,2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195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19M55S" calcext:value-type="time">
            <text:p>23:19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8" calcext:value-type="float">
            <text:p>0,4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0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0M48S" calcext:value-type="time">
            <text:p>23:20:4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1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1M14S" calcext:value-type="time">
            <text:p>23:21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6" calcext:value-type="float">
            <text:p>0,86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15" calcext:value-type="float">
            <text:p>0,1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1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1M37S" calcext:value-type="time">
            <text:p>23:21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14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1M45S" calcext:value-type="time">
            <text:p>23:21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1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1M49S" calcext:value-type="time">
            <text:p>23:21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1" calcext:value-type="float">
            <text:p>0,1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20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2M07S" calcext:value-type="time">
            <text:p>23:22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2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2M40S" calcext:value-type="time">
            <text:p>23:22:4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2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2M42S" calcext:value-type="time">
            <text:p>23:22:4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2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2M48S" calcext:value-type="time">
            <text:p>23:22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27S" calcext:value-type="time">
            <text:p>23:24:27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30S" calcext:value-type="time">
            <text:p>23:24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33S" calcext:value-type="time">
            <text:p>23:24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4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41S" calcext:value-type="time">
            <text:p>23:24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9" calcext:value-type="float">
            <text:p>0,2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46S" calcext:value-type="time">
            <text:p>23:24:4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7" calcext:value-type="float">
            <text:p>0,07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44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4M49S" calcext:value-type="time">
            <text:p>23:24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14S" calcext:value-type="time">
            <text:p>23:25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21S" calcext:value-type="time">
            <text:p>23:25:2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8" calcext:value-type="float">
            <text:p>0,08</text:p>
          </table:table-cell>
          <table:table-cell table:style-name="ce10" office:value-type="float" office:value="0.04" calcext:value-type="float">
            <text:p>0,04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23S" calcext:value-type="time">
            <text:p>23:25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2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27S" calcext:value-type="time">
            <text:p>23:25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46S" calcext:value-type="time">
            <text:p>23:25:46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22" calcext:value-type="float">
            <text:p>0,22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5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5M48S" calcext:value-type="time">
            <text:p>23:25:48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6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6M14S" calcext:value-type="time">
            <text:p>23:26:1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1" calcext:value-type="float">
            <text:p>0,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65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6M52S" calcext:value-type="time">
            <text:p>23:26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73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7M37S" calcext:value-type="time">
            <text:p>23:27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75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7M50S" calcext:value-type="time">
            <text:p>23:27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8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8M35S" calcext:value-type="time">
            <text:p>23:28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8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8M39S" calcext:value-type="time">
            <text:p>23:28:3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28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28M43S" calcext:value-type="time">
            <text:p>23:28:4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03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0M31S" calcext:value-type="time">
            <text:p>23:30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3" calcext:value-type="float">
            <text:p>0,83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11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1M12S" calcext:value-type="time">
            <text:p>23:31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2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2M35S" calcext:value-type="time">
            <text:p>23:32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3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3M24S" calcext:value-type="time">
            <text:p>23:33:2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7" calcext:value-type="float">
            <text:p>0,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3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3M26S" calcext:value-type="time">
            <text:p>23:33:2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42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4M29S" calcext:value-type="time">
            <text:p>23:34:2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51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5M10S" calcext:value-type="time">
            <text:p>23:35:1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23" calcext:value-type="float">
            <text:p>0,23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5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5M16S" calcext:value-type="time">
            <text:p>23:35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6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6M35S" calcext:value-type="time">
            <text:p>23:36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58" calcext:value-type="float">
            <text:p>0,58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72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7M21S" calcext:value-type="time">
            <text:p>23:37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" calcext:value-type="float">
            <text:p>0,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72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7M24S" calcext:value-type="time">
            <text:p>23:37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44" calcext:value-type="float">
            <text:p>0,44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7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7M30S" calcext:value-type="time">
            <text:p>23:37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9" calcext:value-type="float">
            <text:p>0,49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85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8M56S" calcext:value-type="time">
            <text:p>23:38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9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9M35S" calcext:value-type="time">
            <text:p>23:39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1" calcext:value-type="float">
            <text:p>0,3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39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39M42S" calcext:value-type="time">
            <text:p>23:39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4" calcext:value-type="float">
            <text:p>0,84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0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0M02S" calcext:value-type="time">
            <text:p>23:40:0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0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0M30S" calcext:value-type="time">
            <text:p>23:40:3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2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2M00S" calcext:value-type="time">
            <text:p>23:42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4" calcext:value-type="float">
            <text:p>0,84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2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2M13S" calcext:value-type="time">
            <text:p>23:42:1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17" calcext:value-type="float">
            <text:p>0,17</text:p>
          </table:table-cell>
          <table:table-cell table:style-name="ce16" office:value-type="float" office:value="0.29" calcext:value-type="float">
            <text:p>0,29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14" calcext:value-type="float">
            <text:p>0,1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23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2M34S" calcext:value-type="time">
            <text:p>23:42:3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3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3M16S" calcext:value-type="time">
            <text:p>23:43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32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3M26S" calcext:value-type="time">
            <text:p>23:43:2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24" calcext:value-type="float">
            <text:p>0,2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33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3M36S" calcext:value-type="time">
            <text:p>23:43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41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4M13S" calcext:value-type="time">
            <text:p>23:44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41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4M16S" calcext:value-type="time">
            <text:p>23:44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42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4M22S" calcext:value-type="time">
            <text:p>23:44:2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12" calcext:value-type="float">
            <text:p>0,12</text:p>
          </table:table-cell>
          <table:table-cell table:style-name="ce10" office:value-type="float" office:value="0.06" calcext:value-type="float">
            <text:p>0,06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49" calcext:value-type="float">
            <text:p>0,4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4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4M39S" calcext:value-type="time">
            <text:p>23:44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44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4M48S" calcext:value-type="time">
            <text:p>23:44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5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5M30S" calcext:value-type="time">
            <text:p>23:45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6" calcext:value-type="float">
            <text:p>0,86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6" calcext:value-type="float">
            <text:p>0,2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6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6M11S" calcext:value-type="time">
            <text:p>23:46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23" calcext:value-type="float">
            <text:p>0,23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70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7M06S" calcext:value-type="time">
            <text:p>23:47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5" calcext:value-type="float">
            <text:p>0,85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81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8M14S" calcext:value-type="time">
            <text:p>23:48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8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8M15S" calcext:value-type="time">
            <text:p>23:48:1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8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8M39S" calcext:value-type="time">
            <text:p>23:48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4844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48M44S" calcext:value-type="time">
            <text:p>23:48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1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15S" calcext:value-type="time">
            <text:p>23:50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26" calcext:value-type="float">
            <text:p>0,26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2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28S" calcext:value-type="time">
            <text:p>23:50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56" calcext:value-type="float">
            <text:p>0,56</text:p>
          </table:table-cell>
          <table:table-cell table:style-name="ce20" office:value-type="float" office:value="0.19" calcext:value-type="float">
            <text:p>0,19</text:p>
          </table:table-cell>
          <table:table-cell table:style-name="ce22" office:value-type="float" office:value="0.12" calcext:value-type="float">
            <text:p>0,12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3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30S" calcext:value-type="time">
            <text:p>23:50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3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33S" calcext:value-type="time">
            <text:p>23:50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35S" calcext:value-type="time">
            <text:p>23:50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38S" calcext:value-type="time">
            <text:p>23:50:3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0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0M46S" calcext:value-type="time">
            <text:p>23:50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1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1M11S" calcext:value-type="time">
            <text:p>23:51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66" calcext:value-type="float">
            <text:p>0,66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11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1M17S" calcext:value-type="time">
            <text:p>23:51:1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12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1M23S" calcext:value-type="time">
            <text:p>23:51:23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20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2M03S" calcext:value-type="time">
            <text:p>23:52:03</text:p>
          </table:table-cell>
          <table:table-cell table:style-name="ce6" office:value-type="float" office:value="0.13" calcext:value-type="float">
            <text:p>0,1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14" calcext:value-type="float">
            <text:p>0,14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21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2M18S" calcext:value-type="time">
            <text:p>23:52:1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42" calcext:value-type="float">
            <text:p>0,4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NSL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23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2M35S" calcext:value-type="time">
            <text:p>23:52:35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32" calcext:value-type="float">
            <text:p>0,3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30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3M00S" calcext:value-type="time">
            <text:p>23:53:00</text:p>
          </table:table-cell>
          <table:table-cell table:style-name="ce6" office:value-type="float" office:value="0.08" calcext:value-type="float">
            <text:p>0,0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30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3M02S" calcext:value-type="time">
            <text:p>23:53:02</text:p>
          </table:table-cell>
          <table:table-cell table:style-name="ce6" office:value-type="float" office:value="0.17" calcext:value-type="float">
            <text:p>0,17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9" calcext:value-type="float">
            <text:p>0,09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67" calcext:value-type="float">
            <text:p>0,67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78" calcext:value-type="float">
            <text:p>0,7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305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3M05S" calcext:value-type="time">
            <text:p>23:53:0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438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4M38S" calcext:value-type="time">
            <text:p>23:54:3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65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6M59S" calcext:value-type="time">
            <text:p>23:56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7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7M39S" calcext:value-type="time">
            <text:p>23:57:39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742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7M42S" calcext:value-type="time">
            <text:p>23:57:42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47" calcext:value-type="float">
            <text:p>0,47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58" calcext:value-type="float">
            <text:p>0,5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75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7M51S" calcext:value-type="time">
            <text:p>23:57:5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811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8M11S" calcext:value-type="time">
            <text:p>23:58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843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8M43S" calcext:value-type="time">
            <text:p>23:58:43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" calcext:value-type="float">
            <text:p>0,2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846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8M46S" calcext:value-type="time">
            <text:p>23:58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2" calcext:value-type="float">
            <text:p>0,9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857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8M57S" calcext:value-type="time">
            <text:p>23:58:5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9" calcext:value-type="float">
            <text:p>0,2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4" calcext:value-type="float">
            <text:p>0,4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939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9M39S" calcext:value-type="time">
            <text:p>23:59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430_235940_000</text:p>
          </table:table-cell>
          <table:table-cell table:style-name="ce3" office:value-type="date" office:date-value="2022-04-30" calcext:value-type="date">
            <text:p>2022-04-30</text:p>
          </table:table-cell>
          <table:table-cell table:style-name="ce4" office:value-type="time" office:time-value="PT23H59M40S" calcext:value-type="time">
            <text:p>23:59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9" calcext:value-type="float">
            <text:p>0,39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0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0M03S" calcext:value-type="time">
            <text:p>00:00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7" calcext:value-type="float">
            <text:p>0,2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03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0M31S" calcext:value-type="time">
            <text:p>00:00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" calcext:value-type="float">
            <text:p>0,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0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0M32S" calcext:value-type="time">
            <text:p>00:00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0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0M34S" calcext:value-type="time">
            <text:p>00:00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0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0M38S" calcext:value-type="time">
            <text:p>00:00:38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29" calcext:value-type="float">
            <text:p>0,2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1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1M11S" calcext:value-type="time">
            <text:p>00:01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2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2M38S" calcext:value-type="time">
            <text:p>00:02:3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2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2M41S" calcext:value-type="time">
            <text:p>00:02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2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2M43S" calcext:value-type="time">
            <text:p>00:02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8" calcext:value-type="float">
            <text:p>0,08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2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2M45S" calcext:value-type="time">
            <text:p>00:02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2" calcext:value-type="float">
            <text:p>0,9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2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2M47S" calcext:value-type="time">
            <text:p>00:02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7" calcext:value-type="float">
            <text:p>0,77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11S" calcext:value-type="time">
            <text:p>00:03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18S" calcext:value-type="time">
            <text:p>00:03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22S" calcext:value-type="time">
            <text:p>00:03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30S" calcext:value-type="time">
            <text:p>00:03:30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4" calcext:value-type="float">
            <text:p>0,74</text:p>
          </table:table-cell>
          <table:table-cell table:style-name="ce24" office:value-type="float" office:value="0.62" calcext:value-type="float">
            <text:p>0,6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51S" calcext:value-type="time">
            <text:p>00:03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2" calcext:value-type="float">
            <text:p>0,12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3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3M57S" calcext:value-type="time">
            <text:p>00:03:5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19" calcext:value-type="float">
            <text:p>0,19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93" calcext:value-type="float">
            <text:p>0,9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4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4M01S" calcext:value-type="time">
            <text:p>00:04:0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14" calcext:value-type="float">
            <text:p>0,1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4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4M03S" calcext:value-type="time">
            <text:p>00:04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4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4M05S" calcext:value-type="time">
            <text:p>00:04:05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4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4M14S" calcext:value-type="time">
            <text:p>00:04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5" calcext:value-type="float">
            <text:p>0,2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6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6M04S" calcext:value-type="time">
            <text:p>00:06:04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7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7M01S" calcext:value-type="time">
            <text:p>00:07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43" calcext:value-type="float">
            <text:p>0,4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8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8M32S" calcext:value-type="time">
            <text:p>00:08:32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23" calcext:value-type="float">
            <text:p>0,23</text:p>
          </table:table-cell>
          <table:table-cell table:style-name="ce10" office:value-type="float" office:value="0.24" calcext:value-type="float">
            <text:p>0,24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" calcext:value-type="float">
            <text:p>0,8</text:p>
          </table:table-cell>
          <table:table-cell table:style-name="ce24" office:value-type="float" office:value="0.61" calcext:value-type="float">
            <text:p>0,6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8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8M47S" calcext:value-type="time">
            <text:p>00:08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8" calcext:value-type="float">
            <text:p>0,8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8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8M53S" calcext:value-type="time">
            <text:p>00:08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55" calcext:value-type="float">
            <text:p>0,55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28" calcext:value-type="float">
            <text:p>0,28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14S" calcext:value-type="time">
            <text:p>00:09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3" calcext:value-type="float">
            <text:p>0,03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17S" calcext:value-type="time">
            <text:p>00:09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20S" calcext:value-type="time">
            <text:p>00:09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28S" calcext:value-type="time">
            <text:p>00:09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48" calcext:value-type="float">
            <text:p>0,48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54" calcext:value-type="float">
            <text:p>0,5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32S" calcext:value-type="time">
            <text:p>00:09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4" calcext:value-type="float">
            <text:p>0,54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4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42S" calcext:value-type="time">
            <text:p>00:09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45S" calcext:value-type="time">
            <text:p>00:09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" calcext:value-type="float">
            <text:p>0,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09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09M49S" calcext:value-type="time">
            <text:p>00:09:4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18" calcext:value-type="float">
            <text:p>0,18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12S" calcext:value-type="time">
            <text:p>00:10:1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29" calcext:value-type="float">
            <text:p>0,2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21S" calcext:value-type="time">
            <text:p>00:10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26S" calcext:value-type="time">
            <text:p>00:10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33S" calcext:value-type="time">
            <text:p>00:10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48S" calcext:value-type="time">
            <text:p>00:10:48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0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0M50S" calcext:value-type="time">
            <text:p>00:10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1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1M17S" calcext:value-type="time">
            <text:p>00:11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66" calcext:value-type="float">
            <text:p>0,66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1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1M36S" calcext:value-type="time">
            <text:p>00:11:3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4" calcext:value-type="float">
            <text:p>0,14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1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1M38S" calcext:value-type="time">
            <text:p>00:11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76" calcext:value-type="float">
            <text:p>0,7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1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1M49S" calcext:value-type="time">
            <text:p>00:11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58" calcext:value-type="float">
            <text:p>0,5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1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1M51S" calcext:value-type="time">
            <text:p>00:11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2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2M09S" calcext:value-type="time">
            <text:p>00:12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2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2M12S" calcext:value-type="time">
            <text:p>00:12:12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22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2M24S" calcext:value-type="time">
            <text:p>00:12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2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2M47S" calcext:value-type="time">
            <text:p>00:12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2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2M53S" calcext:value-type="time">
            <text:p>00:12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63" calcext:value-type="float">
            <text:p>0,63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3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3M16S" calcext:value-type="time">
            <text:p>00:13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9" calcext:value-type="float">
            <text:p>0,19</text:p>
          </table:table-cell>
          <table:table-cell table:style-name="ce24" office:value-type="float" office:value="0.93" calcext:value-type="float">
            <text:p>0,9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3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3M30S" calcext:value-type="time">
            <text:p>00:13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3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3M33S" calcext:value-type="time">
            <text:p>00:13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39" calcext:value-type="float">
            <text:p>0,3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3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3M35S" calcext:value-type="time">
            <text:p>00:13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4" calcext:value-type="float">
            <text:p>0,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3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3M49S" calcext:value-type="time">
            <text:p>00:13:49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4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4M09S" calcext:value-type="time">
            <text:p>00:14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4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4M11S" calcext:value-type="time">
            <text:p>00:14:1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4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4M46S" calcext:value-type="time">
            <text:p>00:14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63" calcext:value-type="float">
            <text:p>0,63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4" calcext:value-type="float">
            <text:p>0,4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5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5M15S" calcext:value-type="time">
            <text:p>00:15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53" calcext:value-type="float">
            <text:p>0,5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5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5M41S" calcext:value-type="time">
            <text:p>00:15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4" calcext:value-type="float">
            <text:p>0,4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6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6M01S" calcext:value-type="time">
            <text:p>00:16:01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63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6M31S" calcext:value-type="time">
            <text:p>00:16:31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15" calcext:value-type="float">
            <text:p>0,15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6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6M41S" calcext:value-type="time">
            <text:p>00:16:41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01S" calcext:value-type="time">
            <text:p>00:17:0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03S" calcext:value-type="time">
            <text:p>00:17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6" calcext:value-type="float">
            <text:p>0,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05S" calcext:value-type="time">
            <text:p>00:17:0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12S" calcext:value-type="time">
            <text:p>00:17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15S" calcext:value-type="time">
            <text:p>00:17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38S" calcext:value-type="time">
            <text:p>00:17:38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12" calcext:value-type="float">
            <text:p>0,12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4" calcext:value-type="float">
            <text:p>0,04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45S" calcext:value-type="time">
            <text:p>00:17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7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7M48S" calcext:value-type="time">
            <text:p>00:17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26" calcext:value-type="float">
            <text:p>0,2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8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8M19S" calcext:value-type="time">
            <text:p>00:18:1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48" calcext:value-type="float">
            <text:p>0,4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8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8M22S" calcext:value-type="time">
            <text:p>00:18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5" calcext:value-type="float">
            <text:p>0,1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8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8M27S" calcext:value-type="time">
            <text:p>00:18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182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18M29S" calcext:value-type="time">
            <text:p>00:18:2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19" calcext:value-type="float">
            <text:p>0,19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18S" calcext:value-type="time">
            <text:p>00:20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8" calcext:value-type="float">
            <text:p>0,78</text:p>
          </table:table-cell>
          <table:table-cell table:style-name="ce24" office:value-type="float" office:value="0.56" calcext:value-type="float">
            <text:p>0,5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25S" calcext:value-type="time">
            <text:p>00:20:25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82" calcext:value-type="float">
            <text:p>0,8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28S" calcext:value-type="time">
            <text:p>00:20:28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78" calcext:value-type="float">
            <text:p>0,7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3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39S" calcext:value-type="time">
            <text:p>00:20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3" calcext:value-type="float">
            <text:p>0,23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" calcext:value-type="float">
            <text:p>0,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49S" calcext:value-type="time">
            <text:p>00:20:4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2" calcext:value-type="float">
            <text:p>0,22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5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55S" calcext:value-type="time">
            <text:p>00:20:55</text:p>
          </table:table-cell>
          <table:table-cell table:style-name="ce6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78" calcext:value-type="float">
            <text:p>0,78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nat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05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0M59S" calcext:value-type="time">
            <text:p>00:20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67" calcext:value-type="float">
            <text:p>0,67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1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1M14S" calcext:value-type="time">
            <text:p>00:21:1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2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2M16S" calcext:value-type="time">
            <text:p>00:22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3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3M57S" calcext:value-type="time">
            <text:p>00:23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4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4M14S" calcext:value-type="time">
            <text:p>00:24:1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" calcext:value-type="float">
            <text:p>0,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4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4M27S" calcext:value-type="time">
            <text:p>00:24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3" calcext:value-type="float">
            <text:p>0,43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4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4M48S" calcext:value-type="time">
            <text:p>00:24:48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3" calcext:value-type="float">
            <text:p>0,23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4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4M53S" calcext:value-type="time">
            <text:p>00:24:53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5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5M03S" calcext:value-type="time">
            <text:p>00:25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5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5M32S" calcext:value-type="time">
            <text:p>00:25:3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7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7M01S" calcext:value-type="time">
            <text:p>00:27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52" calcext:value-type="float">
            <text:p>0,5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7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7M03S" calcext:value-type="time">
            <text:p>00:27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7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7M30S" calcext:value-type="time">
            <text:p>00:27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62" calcext:value-type="float">
            <text:p>0,6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7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7M35S" calcext:value-type="time">
            <text:p>00:27:35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2" calcext:value-type="float">
            <text:p>0,52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3" calcext:value-type="float">
            <text:p>0,83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8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8M25S" calcext:value-type="time">
            <text:p>00:28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28" calcext:value-type="float">
            <text:p>0,2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9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9M05S" calcext:value-type="time">
            <text:p>00:29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90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9M08S" calcext:value-type="time">
            <text:p>00:29:0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292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29M29S" calcext:value-type="time">
            <text:p>00:29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36" calcext:value-type="float">
            <text:p>0,36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7" calcext:value-type="float">
            <text:p>0,4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0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0M38S" calcext:value-type="time">
            <text:p>00:30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04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0M44S" calcext:value-type="time">
            <text:p>00:30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11" calcext:value-type="float">
            <text:p>0,1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1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1M20S" calcext:value-type="time">
            <text:p>00:31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3" calcext:value-type="float">
            <text:p>0,03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1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1M41S" calcext:value-type="time">
            <text:p>00:31:41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58" calcext:value-type="float">
            <text:p>0,58</text:p>
          </table:table-cell>
          <table:table-cell table:style-name="ce16" office:value-type="float" office:value="0.28" calcext:value-type="float">
            <text:p>0,28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3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3M05S" calcext:value-type="time">
            <text:p>00:33:0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56" calcext:value-type="float">
            <text:p>0,56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3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3M43S" calcext:value-type="time">
            <text:p>00:33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3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3M45S" calcext:value-type="time">
            <text:p>00:33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8" calcext:value-type="float">
            <text:p>0,3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5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5M14S" calcext:value-type="time">
            <text:p>00:35:14</text:p>
          </table:table-cell>
          <table:table-cell table:style-name="ce6" office:value-type="float" office:value="0.14" calcext:value-type="float">
            <text:p>0,1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68" calcext:value-type="float">
            <text:p>0,6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5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5M58S" calcext:value-type="time">
            <text:p>00:35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6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6M03S" calcext:value-type="time">
            <text:p>00:36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03" calcext:value-type="float">
            <text:p>0,03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60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6M06S" calcext:value-type="time">
            <text:p>00:36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14S" calcext:value-type="time">
            <text:p>00:37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21" calcext:value-type="float">
            <text:p>0,2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16S" calcext:value-type="time">
            <text:p>00:37:1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49" calcext:value-type="float">
            <text:p>0,4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27S" calcext:value-type="time">
            <text:p>00:37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73" calcext:value-type="float">
            <text:p>0,7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30S" calcext:value-type="time">
            <text:p>00:37:3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43S" calcext:value-type="time">
            <text:p>00:37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12" calcext:value-type="float">
            <text:p>0,12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8" calcext:value-type="float">
            <text:p>0,18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64" calcext:value-type="float">
            <text:p>0,64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49S" calcext:value-type="time">
            <text:p>00:37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7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7M56S" calcext:value-type="time">
            <text:p>00:37:56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380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38M00S" calcext:value-type="time">
            <text:p>00:38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0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0M12S" calcext:value-type="time">
            <text:p>00:40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0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0M35S" calcext:value-type="time">
            <text:p>00:40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0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0M57S" calcext:value-type="time">
            <text:p>00:40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2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2M17S" calcext:value-type="time">
            <text:p>00:42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2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2M21S" calcext:value-type="time">
            <text:p>00:42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51" calcext:value-type="float">
            <text:p>0,5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nat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40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4M08S" calcext:value-type="time">
            <text:p>00:44:0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55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5M55S" calcext:value-type="time">
            <text:p>00:45:5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6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6M14S" calcext:value-type="time">
            <text:p>00:46:1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41" calcext:value-type="float">
            <text:p>0,4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7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7M20S" calcext:value-type="time">
            <text:p>00:47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52" calcext:value-type="float">
            <text:p>0,5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7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7M21S" calcext:value-type="time">
            <text:p>00:47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4" calcext:value-type="float">
            <text:p>0,84</text:p>
          </table:table-cell>
          <table:table-cell table:style-name="ce14" office:value-type="float" office:value="0.35" calcext:value-type="float">
            <text:p>0,35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47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47M53S" calcext:value-type="time">
            <text:p>00:47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0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0M13S" calcext:value-type="time">
            <text:p>00:50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0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0M15S" calcext:value-type="time">
            <text:p>00:50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77" calcext:value-type="float">
            <text:p>0,77</text:p>
          </table:table-cell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14S" calcext:value-type="time">
            <text:p>00:51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27" calcext:value-type="float">
            <text:p>0,27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16S" calcext:value-type="time">
            <text:p>00:51:1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7" calcext:value-type="float">
            <text:p>0,17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20S" calcext:value-type="time">
            <text:p>00:51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28S" calcext:value-type="time">
            <text:p>00:51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32S" calcext:value-type="time">
            <text:p>00:51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6" calcext:value-type="float">
            <text:p>0,56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1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1M57S" calcext:value-type="time">
            <text:p>00:51:5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2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2M04S" calcext:value-type="time">
            <text:p>00:52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8" calcext:value-type="float">
            <text:p>0,1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22" calcext:value-type="float">
            <text:p>0,22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2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2M37S" calcext:value-type="time">
            <text:p>00:52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2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2M43S" calcext:value-type="time">
            <text:p>00:52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25" calcext:value-type="float">
            <text:p>0,25</text:p>
          </table:table-cell>
          <table:table-cell table:style-name="ce10" office:value-type="float" office:value="0.14" calcext:value-type="float">
            <text:p>0,14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2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2M56S" calcext:value-type="time">
            <text:p>00:52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53" calcext:value-type="float">
            <text:p>0,53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braMmys, Mnat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32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3M24S" calcext:value-type="time">
            <text:p>00:53:2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8" calcext:value-type="float">
            <text:p>0,18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33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3M31S" calcext:value-type="time">
            <text:p>00:53:3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77" calcext:value-type="float">
            <text:p>0,7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44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4M42S" calcext:value-type="time">
            <text:p>00:54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9" calcext:value-type="float">
            <text:p>0,1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2" calcext:value-type="float">
            <text:p>0,02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60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6M08S" calcext:value-type="time">
            <text:p>00:56:0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6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6M10S" calcext:value-type="time">
            <text:p>00:56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34" calcext:value-type="float">
            <text:p>0,34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62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6M29S" calcext:value-type="time">
            <text:p>00:56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6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6M33S" calcext:value-type="time">
            <text:p>00:56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54" calcext:value-type="float">
            <text:p>0,54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7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7M20S" calcext:value-type="time">
            <text:p>00:57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1" calcext:value-type="float">
            <text:p>0,3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72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7M23S" calcext:value-type="time">
            <text:p>00:57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46" calcext:value-type="float">
            <text:p>0,46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7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7M27S" calcext:value-type="time">
            <text:p>00:57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" calcext:value-type="float">
            <text:p>0,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7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7M38S" calcext:value-type="time">
            <text:p>00:57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7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7M58S" calcext:value-type="time">
            <text:p>00:57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9" calcext:value-type="float">
            <text:p>0,2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80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8M02S" calcext:value-type="time">
            <text:p>00:58:0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82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8M24S" calcext:value-type="time">
            <text:p>00:58:2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36" calcext:value-type="float">
            <text:p>0,36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9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9M04S" calcext:value-type="time">
            <text:p>00:59:0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56" calcext:value-type="float">
            <text:p>0,5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059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0H59M38S" calcext:value-type="time">
            <text:p>00:59:38</text:p>
          </table:table-cell>
          <table:table-cell table:style-name="ce6" office:value-type="float" office:value="0.22" calcext:value-type="float">
            <text:p>0,2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76" calcext:value-type="float">
            <text:p>0,76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0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0M12S" calcext:value-type="time">
            <text:p>01:00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2" calcext:value-type="float">
            <text:p>0,52</text:p>
          </table:table-cell>
          <table:table-cell table:style-name="ce14" office:value-type="float" office:value="0.56" calcext:value-type="float">
            <text:p>0,56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2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2M15S" calcext:value-type="time">
            <text:p>01:02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25" calcext:value-type="float">
            <text:p>0,25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2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2M47S" calcext:value-type="time">
            <text:p>01:02:4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2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2M53S" calcext:value-type="time">
            <text:p>01:02:53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27" calcext:value-type="float">
            <text:p>0,27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62" calcext:value-type="float">
            <text:p>0,62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2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2M57S" calcext:value-type="time">
            <text:p>01:02:5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51" calcext:value-type="float">
            <text:p>0,5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1" calcext:value-type="float">
            <text:p>0,1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3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3M11S" calcext:value-type="time">
            <text:p>01:03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4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4M20S" calcext:value-type="time">
            <text:p>01:04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4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4M22S" calcext:value-type="time">
            <text:p>01:04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6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6M01S" calcext:value-type="time">
            <text:p>01:06:01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9" calcext:value-type="float">
            <text:p>0,09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6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6M32S" calcext:value-type="time">
            <text:p>01:06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3" calcext:value-type="float">
            <text:p>0,53</text:p>
          </table:table-cell>
          <table:table-cell table:style-name="ce14" office:value-type="float" office:value="0.54" calcext:value-type="float">
            <text:p>0,5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" calcext:value-type="float">
            <text:p>0,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8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8M45S" calcext:value-type="time">
            <text:p>01:08:4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8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8M57S" calcext:value-type="time">
            <text:p>01:08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09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09M14S" calcext:value-type="time">
            <text:p>01:09:1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10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1M07S" calcext:value-type="time">
            <text:p>01:11:07</text:p>
          </table:table-cell>
          <table:table-cell table:style-name="ce6" office:value-type="float" office:value="0.1" calcext:value-type="float">
            <text:p>0,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6" calcext:value-type="float">
            <text:p>0,86</text:p>
          </table:table-cell>
          <table:table-cell table:style-name="ce24" office:value-type="float" office:value="0.01" calcext:value-type="float">
            <text:p>0,01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1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1M15S" calcext:value-type="time">
            <text:p>01:11:1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16" calcext:value-type="float">
            <text:p>0,16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2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2M10S" calcext:value-type="time">
            <text:p>01:12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2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2M12S" calcext:value-type="time">
            <text:p>01:12:12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71" calcext:value-type="float">
            <text:p>0,7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3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3M04S" calcext:value-type="time">
            <text:p>01:13:0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26" calcext:value-type="float">
            <text:p>0,26</text:p>
          </table:table-cell>
          <table:table-cell table:style-name="ce16" office:value-type="float" office:value="0.21" calcext:value-type="float">
            <text:p>0,2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40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4M02S" calcext:value-type="time">
            <text:p>01:14:0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4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4M58S" calcext:value-type="time">
            <text:p>01:14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5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5M01S" calcext:value-type="time">
            <text:p>01:15:01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5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5M05S" calcext:value-type="time">
            <text:p>01:15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50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5M07S" calcext:value-type="time">
            <text:p>01:15:07</text:p>
          </table:table-cell>
          <table:table-cell table:style-name="ce6" office:value-type="float" office:value="0.23" calcext:value-type="float">
            <text:p>0,23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36" calcext:value-type="float">
            <text:p>0,3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5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5M32S" calcext:value-type="time">
            <text:p>01:15:3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17" calcext:value-type="float">
            <text:p>0,17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6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6M01S" calcext:value-type="time">
            <text:p>01:16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6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6M32S" calcext:value-type="time">
            <text:p>01:16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6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6M48S" calcext:value-type="time">
            <text:p>01:16:4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7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7M32S" calcext:value-type="time">
            <text:p>01:17:3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7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7M47S" calcext:value-type="time">
            <text:p>01:17:4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7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7M50S" calcext:value-type="time">
            <text:p>01:17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7" calcext:value-type="float">
            <text:p>0,07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3" calcext:value-type="float">
            <text:p>0,2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8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8M25S" calcext:value-type="time">
            <text:p>01:18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2" calcext:value-type="float">
            <text:p>0,0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18" calcext:value-type="float">
            <text:p>0,1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8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8M28S" calcext:value-type="time">
            <text:p>01:18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.04" calcext:value-type="float">
            <text:p>0,04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" calcext:value-type="float">
            <text:p>0,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9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9M21S" calcext:value-type="time">
            <text:p>01:19:2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9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9M49S" calcext:value-type="time">
            <text:p>01:19:4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19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19M53S" calcext:value-type="time">
            <text:p>01:19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14" calcext:value-type="float">
            <text:p>0,1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0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0M04S" calcext:value-type="time">
            <text:p>01:20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,05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1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1M51S" calcext:value-type="time">
            <text:p>01:21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2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2M46S" calcext:value-type="time">
            <text:p>01:22:4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56" calcext:value-type="float">
            <text:p>0,5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3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3M04S" calcext:value-type="time">
            <text:p>01:23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35" calcext:value-type="float">
            <text:p>0,35</text:p>
          </table:table-cell>
          <table:table-cell table:style-name="ce14" office:value-type="float" office:value="0.48" calcext:value-type="float">
            <text:p>0,48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34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3M42S" calcext:value-type="time">
            <text:p>01:23:4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4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4M18S" calcext:value-type="time">
            <text:p>01:24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4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4M56S" calcext:value-type="time">
            <text:p>01:24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" calcext:value-type="float">
            <text:p>0,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9" calcext:value-type="float">
            <text:p>0,2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60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6M00S" calcext:value-type="time">
            <text:p>01:26:00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.05" calcext:value-type="float">
            <text:p>0,05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6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6M19S" calcext:value-type="time">
            <text:p>01:26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7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7M17S" calcext:value-type="time">
            <text:p>01:27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7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7M19S" calcext:value-type="time">
            <text:p>01:27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6" calcext:value-type="float">
            <text:p>0,86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75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7M54S" calcext:value-type="time">
            <text:p>01:27:5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9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9M18S" calcext:value-type="time">
            <text:p>01:29:18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29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29M51S" calcext:value-type="time">
            <text:p>01:29:5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style-name="ce14" office:value-type="float" office:value="0.58" calcext:value-type="float">
            <text:p>0,58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0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0M28S" calcext:value-type="time">
            <text:p>01:30:28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05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0M59S" calcext:value-type="time">
            <text:p>01:30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1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1M05S" calcext:value-type="time">
            <text:p>01:31:0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27" calcext:value-type="float">
            <text:p>0,27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1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1M21S" calcext:value-type="time">
            <text:p>01:31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13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1M39S" calcext:value-type="time">
            <text:p>01:31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8" calcext:value-type="float">
            <text:p>0,98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2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2M27S" calcext:value-type="time">
            <text:p>01:32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31" calcext:value-type="float">
            <text:p>0,31</text:p>
          </table:table-cell>
          <table:table-cell table:style-name="ce16" office:value-type="float" office:value="0.2" calcext:value-type="float">
            <text:p>0,2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3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3M30S" calcext:value-type="time">
            <text:p>01:33:30</text:p>
          </table:table-cell>
          <table:table-cell table:style-name="ce6" office:value-type="float" office:value="0.08" calcext:value-type="float">
            <text:p>0,0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" calcext:value-type="float">
            <text:p>0,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38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38M26S" calcext:value-type="time">
            <text:p>01:38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18" calcext:value-type="float">
            <text:p>0,18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0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0M11S" calcext:value-type="time">
            <text:p>01:40:1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15" calcext:value-type="float">
            <text:p>0,15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13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1M31S" calcext:value-type="time">
            <text:p>01:41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51" calcext:value-type="float">
            <text:p>0,5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1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1M33S" calcext:value-type="time">
            <text:p>01:41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63" calcext:value-type="float">
            <text:p>0,63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2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2M05S" calcext:value-type="time">
            <text:p>01:42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8" calcext:value-type="float">
            <text:p>0,48</text:p>
          </table:table-cell>
          <table:table-cell table:style-name="ce14" office:value-type="float" office:value="0.76" calcext:value-type="float">
            <text:p>0,76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2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2M37S" calcext:value-type="time">
            <text:p>01:42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57" calcext:value-type="float">
            <text:p>0,57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2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2M49S" calcext:value-type="time">
            <text:p>01:42:4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3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3M20S" calcext:value-type="time">
            <text:p>01:43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43" calcext:value-type="float">
            <text:p>0,43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3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3M35S" calcext:value-type="time">
            <text:p>01:43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3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3M53S" calcext:value-type="time">
            <text:p>01:43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44" calcext:value-type="float">
            <text:p>0,4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4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4M11S" calcext:value-type="time">
            <text:p>01:44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5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5M03S" calcext:value-type="time">
            <text:p>01:45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50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5M06S" calcext:value-type="time">
            <text:p>01:45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5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5M40S" calcext:value-type="time">
            <text:p>01:45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7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7M03S" calcext:value-type="time">
            <text:p>01:47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58" calcext:value-type="float">
            <text:p>0,58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7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7M21S" calcext:value-type="time">
            <text:p>01:47:2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33" calcext:value-type="float">
            <text:p>0,33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11" calcext:value-type="float">
            <text:p>0,11</text:p>
          </table:table-cell>
          <table:table-cell table:style-name="ce22" office:value-type="float" office:value="0.32" calcext:value-type="float">
            <text:p>0,32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72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7M23S" calcext:value-type="time">
            <text:p>01:47:2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4" calcext:value-type="float">
            <text:p>0,04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8" calcext:value-type="float">
            <text:p>0,18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21" calcext:value-type="float">
            <text:p>0,21</text:p>
          </table:table-cell>
          <table:table-cell table:style-name="ce24" office:value-type="float" office:value="0.77" calcext:value-type="float">
            <text:p>0,7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3" calcext:value-type="float">
            <text:p>0,03</text:p>
          </table:table-cell>
          <table:table-cell table:style-name="ce2" office:value-type="string" calcext:value-type="string">
            <text:p>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82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8M24S" calcext:value-type="time">
            <text:p>01:48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62" calcext:value-type="float">
            <text:p>0,62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49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49M27S" calcext:value-type="time">
            <text:p>01:49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38" calcext:value-type="float">
            <text:p>0,38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0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0M18S" calcext:value-type="time">
            <text:p>01:50:1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2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2M15S" calcext:value-type="time">
            <text:p>01:52:15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54" calcext:value-type="float">
            <text:p>0,54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2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2M43S" calcext:value-type="time">
            <text:p>01:52:4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2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2M46S" calcext:value-type="time">
            <text:p>01:52:4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5" calcext:value-type="float">
            <text:p>0,05</text:p>
          </table:table-cell>
          <table:table-cell table:style-name="ce16" office:value-type="float" office:value="0.4" calcext:value-type="float">
            <text:p>0,4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8" calcext:value-type="float">
            <text:p>0,08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3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3M41S" calcext:value-type="time">
            <text:p>01:53:4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4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4M01S" calcext:value-type="time">
            <text:p>01:54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19" calcext:value-type="float">
            <text:p>0,1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4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4M10S" calcext:value-type="time">
            <text:p>01:54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3" calcext:value-type="float">
            <text:p>0,2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50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5M07S" calcext:value-type="time">
            <text:p>01:55:0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5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5M45S" calcext:value-type="time">
            <text:p>01:55:45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5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5M50S" calcext:value-type="time">
            <text:p>01:55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29" calcext:value-type="float">
            <text:p>0,2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60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6M01S" calcext:value-type="time">
            <text:p>01:56:0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6" calcext:value-type="float">
            <text:p>0,2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60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6M08S" calcext:value-type="time">
            <text:p>01:56:08</text:p>
          </table:table-cell>
          <table:table-cell table:style-name="ce6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67" calcext:value-type="float">
            <text:p>0,6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6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6M53S" calcext:value-type="time">
            <text:p>01:56:5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7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7M17S" calcext:value-type="time">
            <text:p>01:57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29" calcext:value-type="float">
            <text:p>0,29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7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7M37S" calcext:value-type="time">
            <text:p>01:57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8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8M09S" calcext:value-type="time">
            <text:p>01:58:0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13S" calcext:value-type="time">
            <text:p>01:59:1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1" calcext:value-type="float">
            <text:p>0,61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36" calcext:value-type="float">
            <text:p>0,3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18S" calcext:value-type="time">
            <text:p>01:59:18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11" calcext:value-type="float">
            <text:p>0,1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25" calcext:value-type="float">
            <text:p>0,25</text:p>
          </table:table-cell>
          <table:table-cell table:style-name="ce24" office:value-type="float" office:value="0.8" calcext:value-type="float">
            <text:p>0,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27S" calcext:value-type="time">
            <text:p>01:59:2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.02" calcext:value-type="float">
            <text:p>0,02</text:p>
          </table:table-cell>
          <table:table-cell table:style-name="ce12" office:value-type="float" office:value="0.66" calcext:value-type="float">
            <text:p>0,66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24" calcext:value-type="float">
            <text:p>0,24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32S" calcext:value-type="time">
            <text:p>01:59:32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34S" calcext:value-type="time">
            <text:p>01:59:34</text:p>
          </table:table-cell>
          <table:table-cell table:style-name="ce6" office:value-type="float" office:value="0.11" calcext:value-type="float">
            <text:p>0,1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4" calcext:value-type="float">
            <text:p>0,04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36S" calcext:value-type="time">
            <text:p>01:59:3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1595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1H59M55S" calcext:value-type="time">
            <text:p>01:59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0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0M13S" calcext:value-type="time">
            <text:p>02:00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0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0M56S" calcext:value-type="time">
            <text:p>02:00:5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85" calcext:value-type="float">
            <text:p>0,8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15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1M52S" calcext:value-type="time">
            <text:p>02:01:5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31" calcext:value-type="float">
            <text:p>0,31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12" calcext:value-type="float">
            <text:p>0,12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2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2M14S" calcext:value-type="time">
            <text:p>02:02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8" calcext:value-type="float">
            <text:p>0,4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2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2M48S" calcext:value-type="time">
            <text:p>02:02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4" calcext:value-type="float">
            <text:p>0,3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3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3M09S" calcext:value-type="time">
            <text:p>02:03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41" calcext:value-type="float">
            <text:p>0,4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1" calcext:value-type="float">
            <text:p>0,3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3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3M40S" calcext:value-type="time">
            <text:p>02:03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2" calcext:value-type="float">
            <text:p>0,22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35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3M59S" calcext:value-type="time">
            <text:p>02:03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40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4M06S" calcext:value-type="time">
            <text:p>02:04:0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6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6M04S" calcext:value-type="time">
            <text:p>02:06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56" calcext:value-type="float">
            <text:p>0,5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51" calcext:value-type="float">
            <text:p>0,5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6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6M28S" calcext:value-type="time">
            <text:p>02:06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3" calcext:value-type="float">
            <text:p>0,0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67" calcext:value-type="float">
            <text:p>0,6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6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6M36S" calcext:value-type="time">
            <text:p>02:06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7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7M33S" calcext:value-type="time">
            <text:p>02:07:3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71" calcext:value-type="float">
            <text:p>0,7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90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9M08S" calcext:value-type="time">
            <text:p>02:09:0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13" calcext:value-type="float">
            <text:p>0,13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92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9M29S" calcext:value-type="time">
            <text:p>02:09:29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17" calcext:value-type="float">
            <text:p>0,17</text:p>
          </table:table-cell>
          <table:table-cell table:style-name="ce16" office:value-type="float" office:value="0.38" calcext:value-type="float">
            <text:p>0,38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95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9M52S" calcext:value-type="time">
            <text:p>02:09:52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37" calcext:value-type="float">
            <text:p>0,3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095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09M54S" calcext:value-type="time">
            <text:p>02:09:54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12" calcext:value-type="float">
            <text:p>0,1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0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0M27S" calcext:value-type="time">
            <text:p>02:10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3" calcext:value-type="float">
            <text:p>0,1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1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1M46S" calcext:value-type="time">
            <text:p>02:11:46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88" calcext:value-type="float">
            <text:p>0,88</text:p>
          </table:table-cell>
          <table:table-cell table:style-name="ce24" office:value-type="float" office:value="0.36" calcext:value-type="float">
            <text:p>0,3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3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3M48S" calcext:value-type="time">
            <text:p>02:13:4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43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4M31S" calcext:value-type="time">
            <text:p>02:14:3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1" calcext:value-type="float">
            <text:p>0,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4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4M40S" calcext:value-type="time">
            <text:p>02:14:4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62" calcext:value-type="float">
            <text:p>0,62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3" calcext:value-type="float">
            <text:p>0,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5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5M17S" calcext:value-type="time">
            <text:p>02:15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43" calcext:value-type="float">
            <text:p>0,4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5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5M58S" calcext:value-type="time">
            <text:p>02:15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58" calcext:value-type="float">
            <text:p>0,5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8" calcext:value-type="float">
            <text:p>0,4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6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6M43S" calcext:value-type="time">
            <text:p>02:16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48" calcext:value-type="float">
            <text:p>0,48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65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6M55S" calcext:value-type="time">
            <text:p>02:16:5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1" calcext:value-type="float">
            <text:p>0,51</text:p>
          </table:table-cell>
          <table:table-cell table:style-name="ce14" office:value-type="float" office:value="0.75" calcext:value-type="float">
            <text:p>0,75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70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7M00S" calcext:value-type="time">
            <text:p>02:17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56" calcext:value-type="float">
            <text:p>0,56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1" calcext:value-type="float">
            <text:p>0,3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8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8M03S" calcext:value-type="time">
            <text:p>02:18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18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18M15S" calcext:value-type="time">
            <text:p>02:18:1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55" calcext:value-type="float">
            <text:p>0,55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0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0M35S" calcext:value-type="time">
            <text:p>02:20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56" calcext:value-type="float">
            <text:p>0,56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44" calcext:value-type="float">
            <text:p>0,4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0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0M38S" calcext:value-type="time">
            <text:p>02:20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8" calcext:value-type="float">
            <text:p>0,48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18" calcext:value-type="float">
            <text:p>0,18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16" calcext:value-type="float">
            <text:p>0,1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0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0M46S" calcext:value-type="time">
            <text:p>02:20:46</text:p>
          </table:table-cell>
          <table:table-cell table:style-name="ce6" office:value-type="float" office:value="0.26" calcext:value-type="float">
            <text:p>0,2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1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1M32S" calcext:value-type="time">
            <text:p>02:21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64" calcext:value-type="float">
            <text:p>0,64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2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2M17S" calcext:value-type="time">
            <text:p>02:22:17</text:p>
          </table:table-cell>
          <table:table-cell table:style-name="ce6" office:value-type="float" office:value="0.18" calcext:value-type="float">
            <text:p>0,1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2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2M22S" calcext:value-type="time">
            <text:p>02:22:22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7" calcext:value-type="float">
            <text:p>0,07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4" calcext:value-type="float">
            <text:p>0,94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2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2M26S" calcext:value-type="time">
            <text:p>02:22:2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4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4M26S" calcext:value-type="time">
            <text:p>02:24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7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7M17S" calcext:value-type="time">
            <text:p>02:27:17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22" calcext:value-type="float">
            <text:p>0,2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7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7M20S" calcext:value-type="time">
            <text:p>02:27:20</text:p>
          </table:table-cell>
          <table:table-cell table:style-name="ce6" office:value-type="float" office:value="0.21" calcext:value-type="float">
            <text:p>0,2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9" calcext:value-type="float">
            <text:p>0,79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28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28M20S" calcext:value-type="time">
            <text:p>02:28:2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04" calcext:value-type="float">
            <text:p>0,04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02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0M23S" calcext:value-type="time">
            <text:p>02:30:2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53" calcext:value-type="float">
            <text:p>0,5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1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1M05S" calcext:value-type="time">
            <text:p>02:31:05</text:p>
          </table:table-cell>
          <table:table-cell table:style-name="ce6" office:value-type="float" office:value="0.12" calcext:value-type="float">
            <text:p>0,1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31" calcext:value-type="float">
            <text:p>0,3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59" calcext:value-type="float">
            <text:p>0,59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1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1M27S" calcext:value-type="time">
            <text:p>02:31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23" calcext:value-type="float">
            <text:p>0,23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1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1M34S" calcext:value-type="time">
            <text:p>02:31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12" calcext:value-type="float">
            <text:p>0,12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14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1M44S" calcext:value-type="time">
            <text:p>02:31:4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2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2M37S" calcext:value-type="time">
            <text:p>02:32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63" calcext:value-type="float">
            <text:p>0,63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1" calcext:value-type="float">
            <text:p>0,3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3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3M46S" calcext:value-type="time">
            <text:p>02:33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3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3M53S" calcext:value-type="time">
            <text:p>02:33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8" calcext:value-type="float">
            <text:p>0,8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4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4M12S" calcext:value-type="time">
            <text:p>02:34:1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9" calcext:value-type="float">
            <text:p>0,19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8" calcext:value-type="float">
            <text:p>0,0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5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5M28S" calcext:value-type="time">
            <text:p>02:35:28</text:p>
          </table:table-cell>
          <table:table-cell table:style-name="ce6" office:value-type="float" office:value="0.13" calcext:value-type="float">
            <text:p>0,1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09" calcext:value-type="float">
            <text:p>0,09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91" calcext:value-type="float">
            <text:p>0,9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5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5M46S" calcext:value-type="time">
            <text:p>02:35:4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3" calcext:value-type="float">
            <text:p>0,23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63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6M33S" calcext:value-type="time">
            <text:p>02:36:3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6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6M49S" calcext:value-type="time">
            <text:p>02:36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48" calcext:value-type="float">
            <text:p>0,48</text:p>
          </table:table-cell>
          <table:table-cell table:style-name="ce14" office:value-type="float" office:value="0.14" calcext:value-type="float">
            <text:p>0,14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9" calcext:value-type="float">
            <text:p>0,0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7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7M03S" calcext:value-type="time">
            <text:p>02:37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32" calcext:value-type="float">
            <text:p>0,3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7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7M32S" calcext:value-type="time">
            <text:p>02:37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7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7M34S" calcext:value-type="time">
            <text:p>02:37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5" calcext:value-type="float">
            <text:p>0,65</text:p>
          </table:table-cell>
          <table:table-cell table:style-name="ce14" office:value-type="float" office:value="0.63" calcext:value-type="float">
            <text:p>0,6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8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8M38S" calcext:value-type="time">
            <text:p>02:38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8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8M40S" calcext:value-type="time">
            <text:p>02:38:40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8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8M56S" calcext:value-type="time">
            <text:p>02:38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8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8M58S" calcext:value-type="time">
            <text:p>02:38:58</text:p>
          </table:table-cell>
          <table:table-cell table:style-name="ce6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39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39M22S" calcext:value-type="time">
            <text:p>02:39:2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0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0M16S" calcext:value-type="time">
            <text:p>02:40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46" calcext:value-type="float">
            <text:p>0,46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0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0M49S" calcext:value-type="time">
            <text:p>02:40:4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31" calcext:value-type="float">
            <text:p>0,31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2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2M20S" calcext:value-type="time">
            <text:p>02:42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2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2M57S" calcext:value-type="time">
            <text:p>02:42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40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4M07S" calcext:value-type="time">
            <text:p>02:44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4" calcext:value-type="float">
            <text:p>0,2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50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5M00S" calcext:value-type="time">
            <text:p>02:45:0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48" calcext:value-type="float">
            <text:p>0,4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5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5M05S" calcext:value-type="time">
            <text:p>02:45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3" calcext:value-type="float">
            <text:p>0,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6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6M35S" calcext:value-type="time">
            <text:p>02:46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34" calcext:value-type="float">
            <text:p>0,3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7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7M34S" calcext:value-type="time">
            <text:p>02:47:3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1" calcext:value-type="float">
            <text:p>0,61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7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7M36S" calcext:value-type="time">
            <text:p>02:47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75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7M53S" calcext:value-type="time">
            <text:p>02:47:5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81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8M12S" calcext:value-type="time">
            <text:p>02:48:1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62" calcext:value-type="float">
            <text:p>0,62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8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8M16S" calcext:value-type="time">
            <text:p>02:48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59" calcext:value-type="float">
            <text:p>0,59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82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8M23S" calcext:value-type="time">
            <text:p>02:48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16" calcext:value-type="float">
            <text:p>0,16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88" calcext:value-type="float">
            <text:p>0,8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85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8M58S" calcext:value-type="time">
            <text:p>02:48:5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3" calcext:value-type="float">
            <text:p>0,4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495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49M59S" calcext:value-type="time">
            <text:p>02:49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04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0M46S" calcext:value-type="time">
            <text:p>02:50:46</text:p>
          </table:table-cell>
          <table:table-cell table:style-name="ce6" office:value-type="float" office:value="0.22" calcext:value-type="float">
            <text:p>0,2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6" calcext:value-type="float">
            <text:p>0,76</text:p>
          </table:table-cell>
          <table:table-cell table:style-name="ce24" office:value-type="float" office:value="0.01" calcext:value-type="float">
            <text:p>0,01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1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1M09S" calcext:value-type="time">
            <text:p>02:51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83" calcext:value-type="float">
            <text:p>0,83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1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1M16S" calcext:value-type="time">
            <text:p>02:51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51" calcext:value-type="float">
            <text:p>0,5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1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1M48S" calcext:value-type="time">
            <text:p>02:51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9" calcext:value-type="float">
            <text:p>0,59</text:p>
          </table:table-cell>
          <table:table-cell table:style-name="ce14" office:value-type="float" office:value="0.62" calcext:value-type="float">
            <text:p>0,62</text:p>
          </table:table-cell>
          <table:table-cell table:style-name="ce16" office:value-type="float" office:value="0.17" calcext:value-type="float">
            <text:p>0,17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3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3M28S" calcext:value-type="time">
            <text:p>02:53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4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4M13S" calcext:value-type="time">
            <text:p>02:54:1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12" calcext:value-type="float">
            <text:p>0,12</text:p>
          </table:table-cell>
          <table:table-cell table:style-name="ce10" office:value-type="float" office:value="0.08" calcext:value-type="float">
            <text:p>0,08</text:p>
          </table:table-cell>
          <table:table-cell table:style-name="ce12" office:value-type="float" office:value="0.6" calcext:value-type="float">
            <text:p>0,6</text:p>
          </table:table-cell>
          <table:table-cell table:style-name="ce14" office:value-type="float" office:value="0.55" calcext:value-type="float">
            <text:p>0,55</text:p>
          </table:table-cell>
          <table:table-cell table:style-name="ce16" office:value-type="float" office:value="0.34" calcext:value-type="float">
            <text:p>0,34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49" calcext:value-type="float">
            <text:p>0,4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4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4M19S" calcext:value-type="time">
            <text:p>02:54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1" calcext:value-type="float">
            <text:p>0,31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6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6M13S" calcext:value-type="time">
            <text:p>02:56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51" calcext:value-type="float">
            <text:p>0,5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72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7M23S" calcext:value-type="time">
            <text:p>02:57:2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5" calcext:value-type="float">
            <text:p>0,5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7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7M41S" calcext:value-type="time">
            <text:p>02:57:4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74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7M44S" calcext:value-type="time">
            <text:p>02:57:44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8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8M14S" calcext:value-type="time">
            <text:p>02:58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16" calcext:value-type="float">
            <text:p>0,16</text:p>
          </table:table-cell>
          <table:table-cell table:style-name="ce18" office:value-type="float" office:value="0.33" calcext:value-type="float">
            <text:p>0,33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8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8M19S" calcext:value-type="time">
            <text:p>02:58:19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,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82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8M21S" calcext:value-type="time">
            <text:p>02:58:21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9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9M03S" calcext:value-type="time">
            <text:p>02:59:0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.06" calcext:value-type="float">
            <text:p>0,06</text:p>
          </table:table-cell>
          <table:table-cell table:style-name="ce10" office:value-type="float" office:value="0.03" calcext:value-type="float">
            <text:p>0,03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17" calcext:value-type="float">
            <text:p>0,17</text:p>
          </table:table-cell>
          <table:table-cell table:style-name="ce16" office:value-type="float" office:value="0.27" calcext:value-type="float">
            <text:p>0,27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35" calcext:value-type="float">
            <text:p>0,35</text:p>
          </table:table-cell>
          <table:table-cell table:style-name="ce24" office:value-type="float" office:value="0.57" calcext:value-type="float">
            <text:p>0,5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9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9M14S" calcext:value-type="time">
            <text:p>02:59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9" calcext:value-type="float">
            <text:p>0,09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259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2H59M38S" calcext:value-type="time">
            <text:p>02:59:3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4" calcext:value-type="float">
            <text:p>0,74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3" calcext:value-type="float">
            <text:p>0,33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0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0M57S" calcext:value-type="time">
            <text:p>03:00:57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1" calcext:value-type="float">
            <text:p>0,91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1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1M50S" calcext:value-type="time">
            <text:p>03:01:5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1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1M57S" calcext:value-type="time">
            <text:p>03:01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3" calcext:value-type="float">
            <text:p>0,63</text:p>
          </table:table-cell>
          <table:table-cell table:style-name="ce14" office:value-type="float" office:value="0.19" calcext:value-type="float">
            <text:p>0,19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21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2M18S" calcext:value-type="time">
            <text:p>03:02:1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3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3M35S" calcext:value-type="time">
            <text:p>03:03:35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" calcext:value-type="float">
            <text:p>0,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33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3M39S" calcext:value-type="time">
            <text:p>03:03:39</text:p>
          </table:table-cell>
          <table:table-cell table:style-name="ce6" office:value-type="float" office:value="0.38" calcext:value-type="float">
            <text:p>0,38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78" calcext:value-type="float">
            <text:p>0,78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4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4M36S" calcext:value-type="time">
            <text:p>03:04:3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5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5M13S" calcext:value-type="time">
            <text:p>03:05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51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5M15S" calcext:value-type="time">
            <text:p>03:05:1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06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06M26S" calcext:value-type="time">
            <text:p>03:06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5" calcext:value-type="float">
            <text:p>0,1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" calcext:value-type="float">
            <text:p>0,9</text:p>
          </table:table-cell>
          <table:table-cell table:style-name="ce24" office:value-type="float" office:value="0.42" calcext:value-type="float">
            <text:p>0,4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153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15M39S" calcext:value-type="time">
            <text:p>03:15:3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6" calcext:value-type="float">
            <text:p>0,26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15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15M51S" calcext:value-type="time">
            <text:p>03:15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44" calcext:value-type="float">
            <text:p>0,4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16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16M10S" calcext:value-type="time">
            <text:p>03:16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11" calcext:value-type="float">
            <text:p>0,11</text:p>
          </table:table-cell>
          <table:table-cell table:style-name="ce18" office:value-type="float" office:value="0.24" calcext:value-type="float">
            <text:p>0,2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161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16M17S" calcext:value-type="time">
            <text:p>03:16:1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35" calcext:value-type="float">
            <text:p>0,3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10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1M07S" calcext:value-type="time">
            <text:p>03:21:0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37" calcext:value-type="float">
            <text:p>0,37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5" calcext:value-type="float">
            <text:p>0,5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1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1M20S" calcext:value-type="time">
            <text:p>03:21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3" calcext:value-type="float">
            <text:p>0,2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14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1M48S" calcext:value-type="time">
            <text:p>03:21:4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1" calcext:value-type="float">
            <text:p>0,41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2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2M57S" calcext:value-type="time">
            <text:p>03:22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54" calcext:value-type="float">
            <text:p>0,54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6" calcext:value-type="float">
            <text:p>0,0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5" calcext:value-type="float">
            <text:p>0,45</text:p>
          </table:table-cell>
          <table:table-cell table:style-name="ce24" office:value-type="float" office:value="0.95" calcext:value-type="float">
            <text:p>0,9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31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3M16S" calcext:value-type="time">
            <text:p>03:23:1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9" calcext:value-type="float">
            <text:p>0,69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55" calcext:value-type="float">
            <text:p>0,55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5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5M25S" calcext:value-type="time">
            <text:p>03:25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21" calcext:value-type="float">
            <text:p>0,2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6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6M10S" calcext:value-type="time">
            <text:p>03:26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1" calcext:value-type="float">
            <text:p>0,61</text:p>
          </table:table-cell>
          <table:table-cell table:style-name="ce14" office:value-type="float" office:value="0.51" calcext:value-type="float">
            <text:p>0,51</text:p>
          </table:table-cell>
          <table:table-cell table:style-name="ce16" office:value-type="float" office:value="0.28" calcext:value-type="float">
            <text:p>0,28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7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7M47S" calcext:value-type="time">
            <text:p>03:27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" calcext:value-type="float">
            <text:p>0,8</text:p>
          </table:table-cell>
          <table:table-cell table:style-name="ce14" office:value-type="float" office:value="0.18" calcext:value-type="float">
            <text:p>0,18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8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8M11S" calcext:value-type="time">
            <text:p>03:28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23" calcext:value-type="float">
            <text:p>0,23</text:p>
          </table:table-cell>
          <table:table-cell table:style-name="ce16" office:value-type="float" office:value="0.33" calcext:value-type="float">
            <text:p>0,33</text:p>
          </table:table-cell>
          <table:table-cell table:style-name="ce18" office:value-type="float" office:value="0.27" calcext:value-type="float">
            <text:p>0,27</text:p>
          </table:table-cell>
          <table:table-cell table:style-name="ce20" office:value-type="float" office:value="0.09" calcext:value-type="float">
            <text:p>0,09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82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8M29S" calcext:value-type="time">
            <text:p>03:28:2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55" calcext:value-type="float">
            <text:p>0,55</text:p>
          </table:table-cell>
          <table:table-cell table:style-name="ce14" office:value-type="float" office:value="0.45" calcext:value-type="float">
            <text:p>0,45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8" calcext:value-type="float">
            <text:p>0,48</text:p>
          </table:table-cell>
          <table:table-cell table:style-name="ce24" office:value-type="float" office:value="0.1" calcext:value-type="float">
            <text:p>0,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9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9M19S" calcext:value-type="time">
            <text:p>03:29:19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29" calcext:value-type="float">
            <text:p>0,29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5" calcext:value-type="float">
            <text:p>0,05</text:p>
          </table:table-cell>
          <table:table-cell table:style-name="ce22" office:value-type="float" office:value="0.28" calcext:value-type="float">
            <text:p>0,2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29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29M27S" calcext:value-type="time">
            <text:p>03:29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" calcext:value-type="float">
            <text:p>0,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11" calcext:value-type="float">
            <text:p>0,1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0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0M43S" calcext:value-type="time">
            <text:p>03:30:4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74" calcext:value-type="float">
            <text:p>0,7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6" calcext:value-type="float">
            <text:p>0,4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04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0M49S" calcext:value-type="time">
            <text:p>03:30:49</text:p>
          </table:table-cell>
          <table:table-cell table:style-name="ce6" office:value-type="float" office:value="0.05" calcext:value-type="float">
            <text:p>0,0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51" calcext:value-type="float">
            <text:p>0,51</text:p>
          </table:table-cell>
          <table:table-cell table:style-name="ce16" office:value-type="float" office:value="0.23" calcext:value-type="float">
            <text:p>0,23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4" office:value-type="float" office:value="0.09" calcext:value-type="float">
            <text:p>0,09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15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1M59S" calcext:value-type="time">
            <text:p>03:31:5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8" calcext:value-type="float">
            <text:p>0,58</text:p>
          </table:table-cell>
          <table:table-cell table:style-name="ce14" office:value-type="float" office:value="0.7" calcext:value-type="float">
            <text:p>0,7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62" calcext:value-type="float">
            <text:p>0,62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34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3M47S" calcext:value-type="time">
            <text:p>03:33:4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" calcext:value-type="float">
            <text:p>0,82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29" calcext:value-type="float">
            <text:p>0,2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4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4M56S" calcext:value-type="time">
            <text:p>03:34:5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,3</text:p>
          </table:table-cell>
          <table:table-cell table:style-name="ce14" office:value-type="float" office:value="0.07" calcext:value-type="float">
            <text:p>0,07</text:p>
          </table:table-cell>
          <table:table-cell table:style-name="ce16" office:value-type="float" office:value="0.15" calcext:value-type="float">
            <text:p>0,15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5" calcext:value-type="float">
            <text:p>0,95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50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5M05S" calcext:value-type="time">
            <text:p>03:35:0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2" calcext:value-type="float">
            <text:p>0,62</text:p>
          </table:table-cell>
          <table:table-cell table:style-name="ce14" office:value-type="float" office:value="0.39" calcext:value-type="float">
            <text:p>0,39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5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5M35S" calcext:value-type="time">
            <text:p>03:35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8" calcext:value-type="float">
            <text:p>0,68</text:p>
          </table:table-cell>
          <table:table-cell table:style-name="ce14" office:value-type="float" office:value="0.35" calcext:value-type="float">
            <text:p>0,35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70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7M06S" calcext:value-type="time">
            <text:p>03:37:06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4" calcext:value-type="float">
            <text:p>0,64</text:p>
          </table:table-cell>
          <table:table-cell table:style-name="ce14" office:value-type="float" office:value="0.25" calcext:value-type="float">
            <text:p>0,25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48" calcext:value-type="float">
            <text:p>0,4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7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7M41S" calcext:value-type="time">
            <text:p>03:37:41</text:p>
          </table:table-cell>
          <table:table-cell table:style-name="ce6" office:value-type="float" office:value="0.07" calcext:value-type="float">
            <text:p>0,07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83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8M34S" calcext:value-type="time">
            <text:p>03:38:3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13" calcext:value-type="float">
            <text:p>0,13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83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8M35S" calcext:value-type="time">
            <text:p>03:38:3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6" calcext:value-type="float">
            <text:p>0,1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36" calcext:value-type="float">
            <text:p>0,36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15" calcext:value-type="float">
            <text:p>0,15</text:p>
          </table:table-cell>
          <table:table-cell table:style-name="ce24" office:value-type="float" office:value="0.91" calcext:value-type="float">
            <text:p>0,9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383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38M39S" calcext:value-type="time">
            <text:p>03:38:3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1" calcext:value-type="float">
            <text:p>0,71</text:p>
          </table:table-cell>
          <table:table-cell table:style-name="ce14" office:value-type="float" office:value="0.33" calcext:value-type="float">
            <text:p>0,3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0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0M50S" calcext:value-type="time">
            <text:p>03:40:5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2" calcext:value-type="float">
            <text:p>0,12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63" calcext:value-type="float">
            <text:p>0,6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3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3M37S" calcext:value-type="time">
            <text:p>03:43:37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3" calcext:value-type="float">
            <text:p>0,3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5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5M28S" calcext:value-type="time">
            <text:p>03:45:28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1" calcext:value-type="float">
            <text:p>0,1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53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5M38S" calcext:value-type="time">
            <text:p>03:45:38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93" calcext:value-type="float">
            <text:p>0,93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5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5M41S" calcext:value-type="time">
            <text:p>03:45:41</text:p>
          </table:table-cell>
          <table:table-cell table:style-name="ce6" office:value-type="float" office:value="0.09" calcext:value-type="float">
            <text:p>0,09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2" calcext:value-type="float">
            <text:p>0,02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77" calcext:value-type="float">
            <text:p>0,7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.01" calcext:value-type="float">
            <text:p>0,0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81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8M10S" calcext:value-type="time">
            <text:p>03:48:1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49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49M30S" calcext:value-type="time">
            <text:p>03:49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6" calcext:value-type="float">
            <text:p>0,76</text:p>
          </table:table-cell>
          <table:table-cell table:style-name="ce14" office:value-type="float" office:value="0.26" calcext:value-type="float">
            <text:p>0,26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32" calcext:value-type="float">
            <text:p>0,3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1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1M13S" calcext:value-type="time">
            <text:p>03:51:1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8" calcext:value-type="float">
            <text:p>0,0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2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2M57S" calcext:value-type="time">
            <text:p>03:52:57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32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3M20S" calcext:value-type="time">
            <text:p>03:53:2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" calcext:value-type="float">
            <text:p>0,77</text:p>
          </table:table-cell>
          <table:table-cell table:style-name="ce14" office:value-type="float" office:value="0.28" calcext:value-type="float">
            <text:p>0,28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2" calcext:value-type="float">
            <text:p>0,42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62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6M24S" calcext:value-type="time">
            <text:p>03:56:2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72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7M27S" calcext:value-type="time">
            <text:p>03:57:2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9" calcext:value-type="float">
            <text:p>0,79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5" calcext:value-type="float">
            <text:p>0,25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6" calcext:value-type="float">
            <text:p>0,36</text:p>
          </table:table-cell>
          <table:table-cell table:style-name="ce24" office:value-type="float" office:value="0.05" calcext:value-type="float">
            <text:p>0,0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82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8M22S" calcext:value-type="time">
            <text:p>03:58:22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5" calcext:value-type="float">
            <text:p>0,75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8" calcext:value-type="float">
            <text:p>0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9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9M32S" calcext:value-type="time">
            <text:p>03:59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83" calcext:value-type="float">
            <text:p>0,83</text:p>
          </table:table-cell>
          <table:table-cell table:style-name="ce14" office:value-type="float" office:value="0.71" calcext:value-type="float">
            <text:p>0,71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27" calcext:value-type="float">
            <text:p>0,2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Mdau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94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9M41S" calcext:value-type="time">
            <text:p>03:59:4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1" calcext:value-type="float">
            <text:p>0,11</text:p>
          </table:table-cell>
          <table:table-cell table:style-name="ce14" office:value-type="float" office:value="0.03" calcext:value-type="float">
            <text:p>0,03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05" calcext:value-type="float">
            <text:p>0,05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5" calcext:value-type="float">
            <text:p>0,1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359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3H59M57S" calcext:value-type="time">
            <text:p>03:59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1" calcext:value-type="float">
            <text:p>0,81</text:p>
          </table:table-cell>
          <table:table-cell table:style-name="ce14" office:value-type="float" office:value="0.24" calcext:value-type="float">
            <text:p>0,24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00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00M32S" calcext:value-type="time">
            <text:p>04:00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47" calcext:value-type="float">
            <text:p>0,47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8" calcext:value-type="float">
            <text:p>0,28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" calcext:value-type="float">
            <text:p>0,4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01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01M25S" calcext:value-type="time">
            <text:p>04:01:2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27" calcext:value-type="float">
            <text:p>0,27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7" calcext:value-type="float">
            <text:p>0,37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015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01M50S" calcext:value-type="time">
            <text:p>04:01:5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6" calcext:value-type="float">
            <text:p>0,06</text:p>
          </table:table-cell>
          <table:table-cell table:style-name="ce18" office:value-type="float" office:value="0.1" calcext:value-type="float">
            <text:p>0,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03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03M36S" calcext:value-type="time">
            <text:p>04:03:36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3" calcext:value-type="float">
            <text:p>0,1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4" calcext:value-type="float">
            <text:p>0,84</text:p>
          </table:table-cell>
          <table:table-cell table:style-name="ce24" office:value-type="float" office:value="0.58" calcext:value-type="float">
            <text:p>0,58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093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09M36S" calcext:value-type="time">
            <text:p>04:09:3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8" calcext:value-type="float">
            <text:p>0,78</text:p>
          </table:table-cell>
          <table:table-cell table:style-name="ce14" office:value-type="float" office:value="0.43" calcext:value-type="float">
            <text:p>0,43</text:p>
          </table:table-cell>
          <table:table-cell table:style-name="ce16" office:value-type="float" office:value="0.34" calcext:value-type="float">
            <text:p>0,34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38" calcext:value-type="float">
            <text:p>0,3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11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11M19S" calcext:value-type="time">
            <text:p>04:11:19</text:p>
          </table:table-cell>
          <table:table-cell table:style-name="ce6" office:value-type="float" office:value="0.04" calcext:value-type="float">
            <text:p>0,0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24" calcext:value-type="float">
            <text:p>0,24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8" calcext:value-type="float">
            <text:p>0,8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112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11M26S" calcext:value-type="time">
            <text:p>04:11:2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7" calcext:value-type="float">
            <text:p>0,7</text:p>
          </table:table-cell>
          <table:table-cell table:style-name="ce14" office:value-type="float" office:value="0.48" calcext:value-type="float">
            <text:p>0,48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49" calcext:value-type="float">
            <text:p>0,49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163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16M37S" calcext:value-type="time">
            <text:p>04:16:3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2" calcext:value-type="float">
            <text:p>0,72</text:p>
          </table:table-cell>
          <table:table-cell table:style-name="ce14" office:value-type="float" office:value="0.42" calcext:value-type="float">
            <text:p>0,42</text:p>
          </table:table-cell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39" calcext:value-type="float">
            <text:p>0,39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190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19M00S" calcext:value-type="time">
            <text:p>04:19:0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9" calcext:value-type="float">
            <text:p>0,09</text:p>
          </table:table-cell>
          <table:table-cell table:style-name="ce18" office:value-type="float" office:value="0.08" calcext:value-type="float">
            <text:p>0,0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2" office:value-type="float" office:value="0.17" calcext:value-type="float">
            <text:p>0,17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2156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21M56S" calcext:value-type="time">
            <text:p>04:21:56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06" calcext:value-type="float">
            <text:p>0,0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231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23M14S" calcext:value-type="time">
            <text:p>04:23:1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3" calcext:value-type="float">
            <text:p>0,73</text:p>
          </table:table-cell>
          <table:table-cell table:style-name="ce14" office:value-type="float" office:value="0.4" calcext:value-type="float">
            <text:p>0,4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6" calcext:value-type="float">
            <text:p>0,6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245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24M52S" calcext:value-type="time">
            <text:p>04:24:5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67" calcext:value-type="float">
            <text:p>0,67</text:p>
          </table:table-cell>
          <table:table-cell table:style-name="ce14" office:value-type="float" office:value="0.36" calcext:value-type="float">
            <text:p>0,36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17" calcext:value-type="float">
            <text:p>0,17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51" calcext:value-type="float">
            <text:p>0,51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250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25M04S" calcext:value-type="time">
            <text:p>04:25:0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57" calcext:value-type="float">
            <text:p>0,57</text:p>
          </table:table-cell>
          <table:table-cell table:style-name="ce14" office:value-type="float" office:value="0.32" calcext:value-type="float">
            <text:p>0,32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35" calcext:value-type="float">
            <text:p>0,3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MbraMmys, 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2828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28M28S" calcext:value-type="time">
            <text:p>04:28:2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13" calcext:value-type="float">
            <text:p>0,13</text:p>
          </table:table-cell>
          <table:table-cell table:style-name="ce24" office:value-type="float" office:value="0.93" calcext:value-type="float">
            <text:p>0,9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00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0M09S" calcext:value-type="time">
            <text:p>04:30:0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1" calcext:value-type="float">
            <text:p>0,1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6" calcext:value-type="float">
            <text:p>0,96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, Ppyg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01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0M11S" calcext:value-type="time">
            <text:p>04:30:11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6" calcext:value-type="float">
            <text:p>0,06</text:p>
          </table:table-cell>
          <table:table-cell table:style-name="ce16" office:value-type="float" office:value="0.22" calcext:value-type="float">
            <text:p>0,22</text:p>
          </table:table-cell>
          <table:table-cell table:style-name="ce18" office:value-type="float" office:value="0.22" calcext:value-type="float">
            <text:p>0,2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6" calcext:value-type="float">
            <text:p>0,0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01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0M13S" calcext:value-type="time">
            <text:p>04:30:13</text:p>
          </table:table-cell>
          <table:table-cell table:style-name="ce6" office:value-type="float" office:value="0.21" calcext:value-type="float">
            <text:p>0,2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63" calcext:value-type="float">
            <text:p>0,6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1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1M40S" calcext:value-type="time">
            <text:p>04:31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5" calcext:value-type="float">
            <text:p>0,1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54" calcext:value-type="float">
            <text:p>0,54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96" calcext:value-type="float">
            <text:p>0,96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.02" calcext:value-type="float">
            <text:p>0,02</text:p>
          </table:table-cell>
          <table:table-cell table:style-name="ce2" office:value-type="string" calcext:value-type="string">
            <text:p>Mnat, Ppip, Ppyg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1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1M45S" calcext:value-type="time">
            <text:p>04:31:45</text:p>
          </table:table-cell>
          <table:table-cell table:style-name="ce6" office:value-type="float" office:value="0.03" calcext:value-type="float">
            <text:p>0,03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13" calcext:value-type="float">
            <text:p>0,13</text:p>
          </table:table-cell>
          <table:table-cell table:style-name="ce14" office:value-type="float" office:value="0.04" calcext:value-type="float">
            <text:p>0,04</text:p>
          </table:table-cell>
          <table:table-cell table:style-name="ce16" office:value-type="float" office:value="0.22" calcext:value-type="float">
            <text:p>0,22</text:p>
          </table:table-cell>
          <table:table-cell table:style-name="ce18" office:value-type="float" office:value="0.11" calcext:value-type="float">
            <text:p>0,1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11" calcext:value-type="float">
            <text:p>0,11</text:p>
          </table:table-cell>
          <table:table-cell table:style-name="ce24" office:value-type="float" office:value="0.94" calcext:value-type="float">
            <text:p>0,9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219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2M19S" calcext:value-type="time">
            <text:p>04:32:1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22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2M25S" calcext:value-type="time">
            <text:p>04:32:25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3" calcext:value-type="float">
            <text:p>0,03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21" calcext:value-type="float">
            <text:p>0,21</text:p>
          </table:table-cell>
          <table:table-cell table:style-name="ce20" office:value-type="float" office:value="0.04" calcext:value-type="float">
            <text:p>0,04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02" calcext:value-type="float">
            <text:p>0,02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554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5M54S" calcext:value-type="time">
            <text:p>04:35:54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6" calcext:value-type="float">
            <text:p>0,06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2" calcext:value-type="float">
            <text:p>0,12</text:p>
          </table:table-cell>
          <table:table-cell table:style-name="ce20" office:value-type="float" office:value="0.03" calcext:value-type="float">
            <text:p>0,03</text:p>
          </table:table-cell>
          <table:table-cell table:style-name="ce22" office:value-type="float" office:value="0.89" calcext:value-type="float">
            <text:p>0,8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3857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38M57S" calcext:value-type="time">
            <text:p>04:38:5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4" calcext:value-type="float">
            <text:p>0,04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16" calcext:value-type="float">
            <text:p>0,16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4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04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0M43S" calcext:value-type="time">
            <text:p>04:40:43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7" calcext:value-type="float">
            <text:p>0,0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87" calcext:value-type="float">
            <text:p>0,87</text:p>
          </table:table-cell>
          <table:table-cell table:style-name="ce24" office:value-type="float" office:value="0.03" calcext:value-type="float">
            <text:p>0,03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045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0M45S" calcext:value-type="time">
            <text:p>04:40:45</text:p>
          </table:table-cell>
          <table:table-cell table:style-name="ce6" office:value-type="float" office:value="0.24" calcext:value-type="float">
            <text:p>0,24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9" calcext:value-type="float">
            <text:p>0,09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8" office:value-type="float" office:value="0.03" calcext:value-type="float">
            <text:p>0,03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67" calcext:value-type="float">
            <text:p>0,67</text:p>
          </table:table-cell>
          <table:table-cell table:style-name="ce24" office:value-type="float" office:value="0.01" calcext:value-type="float">
            <text:p>0,0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403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4M03S" calcext:value-type="time">
            <text:p>04:44:0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7" calcext:value-type="float">
            <text:p>0,07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.08" calcext:value-type="float">
            <text:p>0,08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8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8M30S" calcext:value-type="time">
            <text:p>04:48:3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8" calcext:value-type="float">
            <text:p>0,08</text:p>
          </table:table-cell>
          <table:table-cell table:style-name="ce14" office:value-type="float" office:value="0.02" calcext:value-type="float">
            <text:p>0,02</text:p>
          </table:table-cell>
          <table:table-cell table:style-name="ce16" office:value-type="float" office:value="0.07" calcext:value-type="float">
            <text:p>0,07</text:p>
          </table:table-cell>
          <table:table-cell table:style-name="ce18" office:value-type="float" office:value="0.19" calcext:value-type="float">
            <text:p>0,19</text:p>
          </table:table-cell>
          <table:table-cell table:style-name="ce20" office:value-type="float" office:value="0.06" calcext:value-type="float">
            <text:p>0,06</text:p>
          </table:table-cell>
          <table:table-cell table:style-name="ce22" office:value-type="float" office:value="0.97" calcext:value-type="float">
            <text:p>0,97</text:p>
          </table:table-cell>
          <table:table-cell table:style-name="ce24" office:value-type="float" office:value="0.17" calcext:value-type="float">
            <text:p>0,1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851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8M51S" calcext:value-type="time">
            <text:p>04:48:5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.01" calcext:value-type="float">
            <text:p>0,0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05" calcext:value-type="float">
            <text:p>0,05</text:p>
          </table:table-cell>
          <table:table-cell table:style-name="ce24" office:value-type="float" office:value="0.97" calcext:value-type="float">
            <text:p>0,9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yg</text:p>
          </table:table-cell>
          <table:table-cell table:style-name="ce2"/>
          <table:table-cell table:style-name="ce2" office:value-type="string" calcext:value-type="string">
            <text:p>Ppy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4932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49M32S" calcext:value-type="time">
            <text:p>04:49:3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05" calcext:value-type="float">
            <text:p>0,05</text:p>
          </table:table-cell>
          <table:table-cell table:style-name="ce14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14" calcext:value-type="float">
            <text:p>0,14</text:p>
          </table:table-cell>
          <table:table-cell table:style-name="ce20" office:value-type="float" office:value="0.01" calcext:value-type="float">
            <text:p>0,01</text:p>
          </table:table-cell>
          <table:table-cell table:style-name="ce22" office:value-type="float" office:value="0.98" calcext:value-type="float">
            <text:p>0,9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/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4514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4H51M40S" calcext:value-type="time">
            <text:p>04:51:40</text:p>
          </table:table-cell>
          <table:table-cell table:style-name="ce6" office:value-type="float" office:value="0.01" calcext:value-type="float">
            <text:p>0,0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04" calcext:value-type="float">
            <text:p>0,04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.92" calcext:value-type="float">
            <text:p>0,92</text:p>
          </table:table-cell>
          <table:table-cell table:style-name="ce24" office:value-type="float" office:value="0.75" calcext:value-type="float">
            <text:p>0,75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Ppi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pi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./././Analyse_Ergebnisse</text:p>
          </table:table-cell>
          <table:table-cell table:style-name="ce2" office:value-type="string" calcext:value-type="string">
            <text:p>O2 01PR539745_20220501_051130_000</text:p>
          </table:table-cell>
          <table:table-cell table:style-name="ce3" office:value-type="date" office:date-value="2022-05-01" calcext:value-type="date">
            <text:p>2022-05-01</text:p>
          </table:table-cell>
          <table:table-cell table:style-name="ce4" office:value-type="time" office:time-value="PT05H11M30S" calcext:value-type="time">
            <text:p>05:11:30</text:p>
          </table:table-cell>
          <table:table-cell table:style-name="ce6" office:value-type="float" office:value="0.02" calcext:value-type="float">
            <text:p>0,02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.01" calcext:value-type="float">
            <text:p>0,01</text:p>
          </table:table-cell>
          <table:table-cell table:style-name="ce12" office:value-type="float" office:value="0.01" calcext:value-type="float">
            <text:p>0,0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.03" calcext:value-type="float">
            <text:p>0,03</text:p>
          </table:table-cell>
          <table:table-cell table:style-name="ce18" office:value-type="float" office:value="0.71" calcext:value-type="float">
            <text:p>0,71</text:p>
          </table:table-cell>
          <table:table-cell table:style-name="ce20" office:value-type="float" office:value="0.07" calcext:value-type="float">
            <text:p>0,07</text:p>
          </table:table-cell>
          <table:table-cell table:style-name="ce22" office:value-type="float" office:value="0.07" calcext:value-type="float">
            <text:p>0,07</text:p>
          </table:table-cell>
          <table:table-cell table:style-name="ce24" office:value-type="float" office:value="0.47" calcext:value-type="float">
            <text:p>0,47</text:p>
          </table:table-cell>
          <table:table-cell table:style-name="ce26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NS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05"/>
        </table:table-row>
        <table:table-row table:style-name="ro2" table:number-rows-repeated="104749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.E1:Sheet.E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F1:Sheet.F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G1:Sheet.G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H1:Sheet.H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I1:Sheet.I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J1:Sheet.J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K1:Sheet.K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L1:Sheet.L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M1:Sheet.M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N1:Sheet.N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O1:Sheet.O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.P1:Sheet.P1077">
            <calcext:data-bar calcext:min-length="10" calcext:max-length="90" calcext:negative-color="#ff0000" calcext:axis-position="none" calcext:positive-color="#638ec6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Table1" table:target-range-address="Sheet.A1:Sheet.S1077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21:38:09.94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penpyxl</meta:initial-creator>
    <meta:creation-date>2022-05-24T17:20:03</meta:creation-date>
    <dc:date>2022-05-24T21:39:19.257000000</dc:date>
    <meta:generator>LibreOffice/7.3.3.2$Windows_X86_64 LibreOffice_project/d1d0ea68f081ee2800a922cac8f79445e4603348</meta:generator>
    <meta:editing-duration>PT8M8S</meta:editing-duration>
    <meta:editing-cycles>3</meta:editing-cycles>
    <meta:document-statistic meta:table-count="1" meta:cell-count="18936" meta:object-count="0"/>
    <meta:user-defined meta:name="AppVersion">3.0</meta:user-defined>
  </office:meta>
</office:document-meta>
</file>